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45.84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15.8mm"/>
    </style:style>
    <style:style style:name="co14" style:family="table-column">
      <style:table-column-properties fo:break-before="auto" style:column-width="22.63mm"/>
    </style:style>
    <style:style style:name="co15" style:family="table-column">
      <style:table-column-properties fo:break-before="auto" style:column-width="18.94mm"/>
    </style:style>
    <style:style style:name="co16" style:family="table-column">
      <style:table-column-properties fo:break-before="auto" style:column-width="20.04mm"/>
    </style:style>
    <style:style style:name="co7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2.72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7.55mm"/>
    </style:style>
    <style:style style:name="co17" style:family="table-column">
      <style:table-column-properties fo:break-before="auto" style:column-width="16.72mm"/>
    </style:style>
    <style:style style:name="co18" style:family="table-column">
      <style:table-column-properties fo:break-before="auto" style:column-width="33.13mm"/>
    </style:style>
    <style:style style:name="co19" style:family="table-column">
      <style:table-column-properties fo:break-before="auto" style:column-width="42.53mm"/>
    </style:style>
    <style:style style:name="co20" style:family="table-column">
      <style:table-column-properties fo:break-before="auto" style:column-width="38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order="none"/>
      <style:text-properties style:text-position="" style:font-name="Bitstream Vera Sans"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9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72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77" style:family="table-cell" style:parent-style-name="Default">
      <style:table-cell-properties fo:border-bottom="non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78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79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text-position="" style:font-name="Bitstream Vera Sans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84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text-position="" style:font-name="Bitstream Vera Sans"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text-position="" style:font-name="Bitstream Vera Sans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8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style:text-position="" style:font-name="Bitstream Vera Sans" fo:font-size="8pt" style:font-size-asian="8pt" style:font-size-complex="8pt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 style:text-position="" style:font-name="Bitstream Vera Sans" fo:font-size="8pt" style:font-size-asian="8pt" style:font-size-complex="8pt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style:font-name="Bitstream Vera Sans" fo:font-size="8pt" style:font-size-asian="8pt" style:font-size-complex="8pt"/>
    </style:style>
    <style:style style:name="ce9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95" style:family="table-cell" style:parent-style-name="Default"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98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99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text-position="" style:font-name="Bitstream Vera Sans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text-position="" style:font-name="Bitstream Vera Sans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ext-properties style:text-position="" style:font-name="Bitstream Vera Sans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style:text-position="" style:font-name="Bitstream Vera Sans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45" style:family="table-cell" style:parent-style-name="Default">
      <style:table-cell-properties fo:background-color="#eeeeee"/>
      <style:text-properties style:text-position="" style:font-name="Bitstream Vera Sans" fo:font-size="8pt" style:font-size-asian="8pt" style:font-size-complex="8pt"/>
    </style:style>
    <style:style style:name="ce46" style:family="table-cell" style:parent-style-name="Default">
      <style:table-cell-properties fo:border-bottom="0.06pt solid #000000" fo:border-left="none" fo:border-right="none" fo:border-top="none"/>
      <style:text-properties style:text-position="" style:font-name="Bitstream Vera Sans" fo:font-size="8pt" style:font-size-asian="8pt" style:font-size-complex="8pt"/>
    </style:style>
    <style:style style:name="ce4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4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text-position="" style:font-name="Bitstream Vera Sans"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size-asian="8pt" style:font-size-complex="8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Bitstream Vera Sans" fo:font-size="8pt" style:font-size-asian="8pt" style:font-size-complex="8pt"/>
    </style:style>
    <style:style style:name="ce5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0.06pt solid #000000"/>
      <style:text-properties style:text-position="" style:font-name="Bitstream Vera Sans" fo:font-size="8pt" style:font-size-asian="8pt" style:font-size-complex="8pt"/>
    </style:style>
    <style:style style:name="ce58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text-position="" style:font-name="Bitstream Vera Sans" fo:font-size="8pt" style:font-name-asian="DejaVu Sans" style:font-size-asian="8pt" style:font-name-complex="FreeSans" style:font-size-complex="8pt"/>
    </style:style>
    <style:style style:name="ce6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text-position="" style:font-name="Bitstream Vera Sans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>
      <style:table-cell-properties fo:border-bottom="0.06pt solid #000000" fo:background-color="#eeeeee" fo:border-left="none" fo:border-right="none" fo:border-top="none"/>
      <style:text-properties style:text-position="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04" style:family="table-cell" style:parent-style-name="Default">
      <style:table-cell-properties fo:border-bottom="non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5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06" style:family="table-cell" style:parent-style-name="Default">
      <style:table-cell-properties fo:border-bottom="none" fo:background-color="transparent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07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08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0" style:family="table-cell" style:parent-style-name="Default">
      <style:table-cell-properties fo:border-bottom="none" style:text-align-source="fix" style:repeat-content="false" fo:border-left="none" fo:border-right="0.51pt solid #000000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1" style:family="table-cell" style:parent-style-name="Default">
      <style:table-cell-properties fo:border-bottom="non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12" style:family="table-cell" style:parent-style-name="Default">
      <style:table-cell-properties fo:border-bottom="0.06pt solid #000000" fo:background-color="#eeeeee" fo:border-left="none" fo:border-right="0.51pt solid #000000" fo:border-top="none"/>
      <style:text-properties style:font-name="Bitstream Vera Sans" fo:font-size="8pt" style:font-size-asian="8pt" style:font-size-complex="8pt"/>
    </style:style>
    <style:style style:name="ce113" style:family="table-cell" style:parent-style-name="Default">
      <style:table-cell-properties fo:border-bottom="none" fo:background-color="transparent" fo:border-left="none" fo:border-right="0.51pt solid #000000" fo:border-top="0.06pt solid #000000"/>
      <style:text-properties style:font-name="Bitstream Vera Sans" fo:font-size="8pt" style:font-size-asian="8pt" style:font-size-complex="8pt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1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1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ff9900" style:font-name="Bitstream Vera Sans" fo:font-size="8pt" style:font-size-asian="8pt" style:font-size-complex="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font-name="Bitstream Vera Sans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29" style:family="table-cell" style:parent-style-name="Default"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style:font-name="Bitstream Vera Sans" fo:font-size="8pt" style:font-size-asian="8pt" style:font-size-complex="8pt"/>
    </style:style>
    <style:style style:name="ce133" style:family="table-cell" style:parent-style-name="Default">
      <style:table-cell-properties fo:border-bottom="0.06pt solid #000000" fo:background-color="#eeeeee" fo:border-left="none" fo:border-right="none" fo:border-top="none"/>
      <style:text-properties style:font-name="Bitstream Vera Sans" fo:font-size="8pt" style:font-size-asian="8pt" style:font-size-complex="8pt"/>
    </style:style>
    <style:style style:name="ce134" style:family="table-cell" style:parent-style-name="Default">
      <style:table-cell-properties fo:border="none"/>
      <style:text-properties style:font-name="Bitstream Vera Sans" fo:font-size="8pt" style:font-size-asian="8pt" style:font-size-complex="8pt"/>
    </style:style>
    <style:style style:name="ce13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38" style:family="table-cell" style:parent-style-name="Default">
      <style:table-cell-properties fo:border-bottom="none" fo:border-left="none" fo:border-right="0.06pt solid #000000" fo:border-top="0.06pt solid #000000"/>
      <style:text-properties style:font-name="Bitstream Vera Sans" fo:font-size="8pt" style:font-size-asian="8pt" style:font-size-complex="8pt"/>
    </style:style>
    <style:style style:name="ce139" style:family="table-cell" style:parent-style-name="Default">
      <style:table-cell-properties fo:border-bottom="none" fo:background-color="#eeeeee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40" style:family="table-cell" style:parent-style-name="Default">
      <style:table-cell-properties fo:border-bottom="0.06pt solid #000000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4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>
      <style:table-cell-properties fo:background-color="#eeeeee"/>
      <style:text-properties style:font-name="Bitstream Vera Sans" fo:font-size="8pt" style:font-size-asian="8pt" style:font-size-complex="8pt"/>
    </style:style>
    <style:style style:name="ce146" style:family="table-cell" style:parent-style-name="Default">
      <style:table-cell-properties fo:border-bottom="0.06pt solid #000000" fo:border-left="none" fo:border-right="none" fo:border-top="none"/>
      <style:text-properties style:font-name="Bitstream Vera Sans" fo:font-size="8pt" style:font-size-asian="8pt" style:font-size-complex="8pt"/>
    </style:style>
    <style:style style:name="ce14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50" style:family="table-cell" style:parent-style-name="Default">
      <style:table-cell-properties style:text-align-source="fix" style:repeat-content="false" fo:border="0.06pt solid #000000" style:direction="ttb" style:rotation-angle="90" style:vertical-align="top"/>
      <style:paragraph-properties fo:text-align="center" fo:margin-left="0mm"/>
      <style:text-properties fo:color="#ff3333" style:font-name="Bitstream Vera Sans" fo:font-size="20pt" style:font-size-asian="20pt" style:font-size-complex="20pt"/>
    </style:style>
    <style:style style:name="ce1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52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5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6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5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68" style:family="table-cell" style:parent-style-name="Default">
      <style:table-cell-properties fo:border-bottom="none" fo:border-left="none" fo:border-right="none" fo:border-top="0.06pt solid #000000"/>
      <style:text-properties style:font-name="Bitstream Vera Sans"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>
      <style:table-cell-properties fo:border-bottom="0.06pt solid #000000" fo:background-color="#eeeeee" fo:border-left="none" fo:border-right="0.06pt solid #000000" fo:border-top="none"/>
      <style:text-properties style:font-name="Bitstream Vera Sans" fo:font-size="8pt" style:font-name-asian="DejaVu Sans" style:font-size-asian="8pt" style:font-name-complex="FreeSans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0.06pt solid #000000" fo:border-top="none"/>
      <style:text-properties style:font-name="Bitstream Vera Sans"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style:font-name="Bitstream Vera Sans" fo:font-size="8pt" style:font-size-asian="8pt" style:font-size-complex="8pt"/>
    </style:style>
    <style:style style:name="ce1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7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82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669900" style:font-name="Bitstream Vera Sans" fo:font-size="8pt" fo:font-weight="normal" style:font-size-asian="8pt" style:font-weight-asian="normal" style:font-size-complex="8pt" style:font-weight-complex="normal"/>
    </style:style>
    <style:style style:name="ce1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style:font-name="Bitstream Vera Sans" fo:font-size="8pt" style:font-size-asian="8pt" style:font-size-complex="8pt"/>
    </style:style>
    <style:style style:name="ce18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style:font-name="Bitstream Vera Sans" fo:font-size="8pt" fo:font-weight="normal" style:font-size-asian="8pt" style:font-weight-asian="normal" style:font-size-complex="8pt" style:font-weight-complex="normal"/>
    </style:style>
    <style:style style:name="ce188" style:family="table-cell" style:parent-style-name="Default">
      <style:table-cell-properties fo:background-color="transparent"/>
      <style:text-properties style:font-name="Bitstream Vera Sans" fo:font-size="8pt" style:font-size-asian="8pt" style:font-size-complex="8pt"/>
    </style:style>
    <style:style style:name="ce189" style:family="table-cell" style:parent-style-name="Default">
      <style:table-cell-properties fo:background-color="#eeeeee" fo:border="none"/>
      <style:text-properties style:font-name="Bitstream Vera Sans" fo:font-size="8pt" style:font-size-asian="8pt" style:font-size-complex="8pt"/>
    </style:style>
    <style:style style:name="ce190" style:family="table-cell" style:parent-style-name="Default">
      <style:table-cell-properties fo:border-bottom="0.06pt solid #000000" fo:background-color="transparent" fo:border-left="none" fo:border-right="none" fo:border-top="none"/>
      <style:text-properties style:font-name="Bitstream Vera Sans"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style:font-name="Bitstream Vera Sans"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gr1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in-height="75.0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in-height="79.0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Linienspitzen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13" style:family="graphic">
      <style:graphic-properties draw:marker-start="Linienspitzen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14" style:family="graphic">
      <style:graphic-properties draw:marker-start="Linienspitzen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Pulverized, Dust &amp; Powder" table:style-name="ta1">
        <table:table-column table:style-name="co13" table:default-cell-style-name="ce69"/>
        <table:table-column table:style-name="co2" table:default-cell-style-name="ce77"/>
        <table:table-column table:style-name="co3" table:default-cell-style-name="ce86"/>
        <table:table-column table:style-name="co14" table:default-cell-style-name="ce86"/>
        <table:table-column table:style-name="co15" table:default-cell-style-name="ce86"/>
        <table:table-column table:style-name="co3" table:default-cell-style-name="ce86"/>
        <table:table-column table:style-name="co16" table:default-cell-style-name="ce86"/>
        <table:table-column table:style-name="co7" table:number-columns-repeated="1017" table:default-cell-style-name="ce98"/>
        <table:table-row table:style-name="ro1">
          <table:table-cell table:style-name="ce65" office:value-type="string" calcext:value-type="string">
            <text:p>Item (Output)</text:p>
          </table:table-cell>
          <table:table-cell table:style-name="ce74" office:value-type="string" calcext:value-type="string">
            <text:p>Mod</text:p>
          </table:table-cell>
          <table:table-cell table:style-name="ce80" office:value-type="string" calcext:value-type="string">
            <text:p>Crafting</text:p>
          </table:table-cell>
          <table:table-cell table:style-name="ce80" office:value-type="string" calcext:value-type="string">
            <text:p>Grindstone</text:p>
          </table:table-cell>
          <table:table-cell table:style-name="ce80" office:value-type="string" calcext:value-type="string">
            <text:p>Pulverizer</text:p>
          </table:table-cell>
          <table:table-cell table:style-name="ce80" office:value-type="string" calcext:value-type="string">
            <text:p>SAG Mill</text:p>
          </table:table-cell>
          <table:table-cell table:style-name="ce80" office:value-type="string" calcext:value-type="string">
            <text:p>Centrifuge</text:p>
          </table:table-cell>
          <table:table-cell table:style-name="ce95" table:number-columns-repeated="1017"/>
        </table:table-row>
        <table:table-row table:style-name="ro1">
          <table:table-cell table:style-name="ce67"/>
          <table:table-cell table:style-name="ce75"/>
          <table:table-cell table:style-name="ce81"/>
          <table:table-cell table:style-name="ce81" office:value-type="string" calcext:value-type="string">
            <text:p>AppEng</text:p>
          </table:table-cell>
          <table:table-cell table:style-name="ce81" office:value-type="string" calcext:value-type="string">
            <text:p>ThermExp</text:p>
          </table:table-cell>
          <table:table-cell table:style-name="ce81" office:value-type="string" calcext:value-type="string">
            <text:p>EnderIO</text:p>
          </table:table-cell>
          <table:table-cell table:style-name="ce81" office:value-type="string" calcext:value-type="string">
            <text:p>Forestry</text:p>
          </table:table-cell>
          <table:table-cell table:style-name="ce96" table:number-columns-repeated="1017"/>
        </table:table-row>
        <table:table-row table:style-name="ro1">
          <table:table-cell table:style-name="ce68" office:value-type="string" calcext:value-type="string">
            <text:p>Coal Powder</text:p>
          </table:table-cell>
          <table:table-cell table:style-name="ce76" office:value-type="string" calcext:value-type="string">
            <text:p>EnderIO</text:p>
          </table:table-cell>
          <table:table-cell table:style-name="ce82" table:number-columns-repeated="4"/>
          <table:table-cell table:style-name="ce92"/>
          <table:table-cell table:style-name="ce97" table:number-columns-repeated="1017"/>
        </table:table-row>
        <table:table-row table:style-name="ro1">
          <table:table-cell office:value-type="string" calcext:value-type="string">
            <text:p>Pulverized Co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oa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4.52mm" draw:caption-point-x="-6.1mm" draw:caption-point-y="13.64mm">
              <dc:date>2015-07-04T00:00:00</dc:date>
              <text:p text:style-name="P1"><text:span text:style-name="T1">- 4x Coal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4" draw:text-style-name="P2" svg:width="28.99mm" svg:height="25.71mm" svg:x="140.32mm" svg:y="4.52mm" draw:caption-point-x="-6.1mm" draw:caption-point-y="13.64mm">
              <dc:date>2015-08-10T00:00:00</dc:date>
              <text:p text:style-name="P1"><text:span text:style-name="T1">- Nether Coal Ore (Nether Ores)</text:span></text:p>
              <text:p text:style-name="P1"><text:span text:style-name="T1">- Coal (OreDict)</text:span></text:p>
              <text:p text:style-name="P1"><text:span text:style-name="T1">- Coal Ore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6" draw:text-style-name="P2" svg:width="28.99mm" svg:height="21.76mm" svg:x="156.12mm" svg:y="4.52mm" draw:caption-point-x="-6.1mm" draw:caption-point-y="13.64mm">
              <dc:date>2015-08-12T00:00:00</dc:date>
              <text:p text:style-name="P1"><text:span text:style-name="T1">- Coal Ore (OreDict)</text:span></text:p>
              <text:p text:style-name="P1"><text:span text:style-name="T1">- Coal Block (OreDict)</text:span></text:p>
              <text:p text:style-name="P1"><text:span text:style-name="T1">- Coal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2" office:value-type="string" calcext:value-type="string">
            <text:p>Iron Powder</text:p>
          </table:table-cell>
          <table:table-cell table:style-name="ce79" office:value-type="string" calcext:value-type="string">
            <text:p>EnderIO</text:p>
          </table:table-cell>
          <table:table-cell table:style-name="ce85"/>
          <table:table-cell table:style-name="ce90"/>
          <table:table-cell table:style-name="ce85" table:number-columns-repeated="2"/>
          <table:table-cell table:style-name="ce90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Iron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Iro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16.6mm" draw:caption-point-x="-6.1mm" draw:caption-point-y="15.1mm">
              <dc:date>2015-07-04T00:00:00</dc:date>
              <text:p text:style-name="P1"><text:span text:style-name="T1">- 4x Iron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7" draw:text-style-name="P2" svg:width="28.99mm" svg:height="77.06mm" svg:x="140.32mm" svg:y="16.6mm" draw:caption-point-x="-6.1mm" draw:caption-point-y="15.1mm">
              <dc:date>2015-08-10T00:00:00</dc:date>
              <text:p text:style-name="P1"><text:span text:style-name="T1">- Iron Ore (OreDict)</text:span></text:p>
              <text:p text:style-name="P1"><text:span text:style-name="T1">- Iron Ore Gravel (Ex Nihilo)</text:span></text:p>
              <text:p text:style-name="P1"><text:span text:style-name="T1">- Iron Ore Sand (Ex Nihilo)</text:span></text:p>
              <text:p text:style-name="P1"><text:span text:style-name="T1">- Iron Ore Dust (Ex Nihilo)</text:span></text:p>
              <text:p text:style-name="P1"><text:span text:style-name="T1">- Nether Iron Ore (Nether Ores)</text:span></text:p>
              <text:p text:style-name="P1"><text:span text:style-name="T1">- Nether Iron Ore Gravel (Ex Nihilo)</text:span></text:p>
              <text:p text:style-name="P1"><text:span text:style-name="T1">- Iron Ingot (OreDict)</text:span></text:p>
              <text:p text:style-name="P1"><text:span text:style-name="T1">- Native Iron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6.6mm" draw:caption-point-x="-6.1mm" draw:caption-point-y="15.1mm">
              <dc:date>2015-08-12T00:00:00</dc:date>
              <text:p text:style-name="P1"><text:span text:style-name="T1">- Iron Ore (OreDict)</text:span></text:p>
              <text:p text:style-name="P1"><text:span text:style-name="T1">- Iron Block (OreDict)</text:span></text:p>
              <text:p text:style-name="P1"><text:span text:style-name="T1">- Iron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Silver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Silver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25.64mm" draw:caption-point-x="-6.1mm" draw:caption-point-y="15.1mm">
              <dc:date>2015-07-04T00:00:00</dc:date>
              <text:p text:style-name="P1"><text:span text:style-name="T1">- 4x Silver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25.64mm" draw:caption-point-x="-6.1mm" draw:caption-point-y="15.1mm">
              <dc:date>2015-08-10T00:00:00</dc:date>
              <text:p text:style-name="P1"><text:span text:style-name="T1">- Silver Ore (OreDict)</text:span></text:p>
              <text:p text:style-name="P1"><text:span text:style-name="T1">- Silver Ore Gravel (Ex Nihilo)</text:span></text:p>
              <text:p text:style-name="P1"><text:span text:style-name="T1">- Silver Ore Sand (Ex Nihilo)</text:span></text:p>
              <text:p text:style-name="P1"><text:span text:style-name="T1">- Silver Ore Dust (Ex Nihilo)</text:span></text:p>
              <text:p text:style-name="P1"><text:span text:style-name="T1">- Nether Silver Ore (Nether Ores)</text:span></text:p>
              <text:p text:style-name="P1"><text:span text:style-name="T1">- Ender Silver Ore Gravel (Ex Nihilo)</text:span></text:p>
              <text:p text:style-name="P1"><text:span text:style-name="T1">- Silver Ingot (OreDict)</text:span></text:p>
              <text:p text:style-name="P1"><text:span text:style-name="T1">- Native Silver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25.64mm" draw:caption-point-x="-6.1mm" draw:caption-point-y="15.1mm">
              <dc:date>2015-08-12T00:00:00</dc:date>
              <text:p text:style-name="P1"><text:span text:style-name="T1">- Silver Ore (OreDict)</text:span></text:p>
              <text:p text:style-name="P1"><text:span text:style-name="T1">- Silver Block (OreDict)</text:span></text:p>
              <text:p text:style-name="P1"><text:span text:style-name="T1">- Silver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Shiny Met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Platin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34.67mm" draw:caption-point-x="-6.1mm" draw:caption-point-y="15.1mm">
              <dc:date>2015-07-04T00:00:00</dc:date>
              <text:p text:style-name="P1"><text:span text:style-name="T1">- 4x Platinum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34.67mm" draw:caption-point-x="-6.1mm" draw:caption-point-y="15.1mm">
              <dc:date>2015-08-10T00:00:00</dc:date>
              <text:p text:style-name="P1"><text:span text:style-name="T1">- Platinum Ore (OreDict)</text:span></text:p>
              <text:p text:style-name="P1"><text:span text:style-name="T1">- Platinum Ore Gravel (Ex Nihilo)</text:span></text:p>
              <text:p text:style-name="P1"><text:span text:style-name="T1">- Platinum Ore Sand (Ex Nihilo)</text:span></text:p>
              <text:p text:style-name="P1"><text:span text:style-name="T1">- Platinum Ore Dust (Ex Nihilo)</text:span></text:p>
              <text:p text:style-name="P1"><text:span text:style-name="T1">- Nether Platinum Ore (Nether Ores)</text:span></text:p>
              <text:p text:style-name="P1"><text:span text:style-name="T1">- Ender Platinum Ore Gravel (Ex Nihilo)</text:span></text:p>
              <text:p text:style-name="P1"><text:span text:style-name="T1">- Platinum Ingot (OreDict)</text:span></text:p>
              <text:p text:style-name="P1"><text:span text:style-name="T1">- Native Platinum Cluster (Witching Gadgets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34.67mm" draw:caption-point-x="-6.1mm" draw:caption-point-y="15.1mm">
              <dc:date>2015-08-12T00:00:00</dc:date>
              <text:p text:style-name="P1"><text:span text:style-name="T1">- Platinum Ore (OreDict)</text:span></text:p>
              <text:p text:style-name="P1"><text:span text:style-name="T1">- Platinum Block (OreDict)</text:span></text:p>
              <text:p text:style-name="P1"><text:span text:style-name="T1">- Platin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2" office:value-type="string" calcext:value-type="string">
            <text:p>Copper Powder</text:p>
          </table:table-cell>
          <table:table-cell table:style-name="ce73" office:value-type="string" calcext:value-type="string">
            <text:p>EnderIO</text:p>
          </table:table-cell>
          <table:table-cell table:style-name="ce85"/>
          <table:table-cell table:style-name="ce90"/>
          <table:table-cell table:style-name="ce85"/>
          <table:table-cell table:style-name="ce90" table:number-columns-repeated="2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Copper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opper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48.21mm" draw:caption-point-x="-6.1mm" draw:caption-point-y="15.1mm">
              <dc:date>2015-07-04T00:00:00</dc:date>
              <text:p text:style-name="P1"><text:span text:style-name="T1">- 4x Copper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9" draw:text-style-name="P2" svg:width="28.99mm" svg:height="84.96mm" svg:x="140.32mm" svg:y="48.21mm" draw:caption-point-x="-6.1mm" draw:caption-point-y="15.1mm">
              <dc:date>2015-08-10T00:00:00</dc:date>
              <text:p text:style-name="P1"><text:span text:style-name="T1">- Copper Ore (Ore Dict)</text:span></text:p>
              <text:p text:style-name="P1"><text:span text:style-name="T1">- Copper Ore Gravel (Ex Nihilo)</text:span></text:p>
              <text:p text:style-name="P1"><text:span text:style-name="T1">- Copper Ore Sand (Ex Nihilo)</text:span></text:p>
              <text:p text:style-name="P1"><text:span text:style-name="T1">- Copper Ore Dust (Ex Nihilo)</text:span></text:p>
              <text:p text:style-name="P1"><text:span text:style-name="T1">- Nether Copper Ore (Nether Ores)</text:span></text:p>
              <text:p text:style-name="P1"><text:span text:style-name="T1">- Nether Copper Ore Gravel (Ex Nihilo)</text:span></text:p>
              <text:p text:style-name="P1"><text:span text:style-name="T1">- Copper Ingot (OreDict)</text:span></text:p>
              <text:p text:style-name="P1"><text:span text:style-name="T1">- Native Copper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48.25mm" draw:caption-point-x="-6.1mm" draw:caption-point-y="15.06mm">
              <dc:date>2015-08-12T00:00:00</dc:date>
              <text:p text:style-name="P1"><text:span text:style-name="T1">- Copper Ore (OreDict)</text:span></text:p>
              <text:p text:style-name="P1"><text:span text:style-name="T1">- Copper Block (OreDict)</text:span></text:p>
              <text:p text:style-name="P1"><text:span text:style-name="T1">- Copper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3" office:value-type="string" calcext:value-type="string">
            <text:p>Tin Powder</text:p>
          </table:table-cell>
          <table:table-cell table:style-name="ce79" office:value-type="string" calcext:value-type="string">
            <text:p>EnderIO</text:p>
          </table:table-cell>
          <table:table-cell table:style-name="ce85"/>
          <table:table-cell table:style-name="ce90" table:number-columns-repeated="4"/>
          <table:table-cell table:style-name="ce72" table:number-columns-repeated="1017"/>
        </table:table-row>
        <table:table-row table:style-name="ro1">
          <table:table-cell office:value-type="string" calcext:value-type="string">
            <text:p>Pulverized Tin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Ti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61.76mm" draw:caption-point-x="-6.1mm" draw:caption-point-y="15.1mm">
              <dc:date>2015-07-04T00:00:00</dc:date>
              <text:p text:style-name="P1"><text:span text:style-name="T1">- 4x Tin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7" draw:text-style-name="P2" svg:width="28.99mm" svg:height="77.06mm" svg:x="140.32mm" svg:y="61.76mm" draw:caption-point-x="-6.1mm" draw:caption-point-y="15.1mm">
              <dc:date>2015-08-10T00:00:00</dc:date>
              <text:p text:style-name="P1"><text:span text:style-name="T1">- Tin Ore (Ore Dict)</text:span></text:p>
              <text:p text:style-name="P1"><text:span text:style-name="T1">- Tin Ore Gravel (Ex Nihilo)</text:span></text:p>
              <text:p text:style-name="P1"><text:span text:style-name="T1">- Tin Ore Sand (Ex Nihilo)</text:span></text:p>
              <text:p text:style-name="P1"><text:span text:style-name="T1">- Tin Ore Dust (Ex Nihilo)</text:span></text:p>
              <text:p text:style-name="P1"><text:span text:style-name="T1">- Nether Tin Ore (Nether Ores)</text:span></text:p>
              <text:p text:style-name="P1"><text:span text:style-name="T1">- Ender Tin Ore Gravel (Ex Nihilo)</text:span></text:p>
              <text:p text:style-name="P1"><text:span text:style-name="T1">- Tin Ingot (OreDict)</text:span></text:p>
              <text:p text:style-name="P1"><text:span text:style-name="T1">- Native Tin Cluster (Thaumcraft)</text:span></text:p>
              <text:p text:style-name="P1"><text:span text:style-name="T1"/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61.76mm" draw:caption-point-x="-6.1mm" draw:caption-point-y="15.1mm">
              <dc:date>2015-08-12T00:00:00</dc:date>
              <text:p text:style-name="P1"><text:span text:style-name="T1">- Tin Ore (OreDict)</text:span></text:p>
              <text:p text:style-name="P1"><text:span text:style-name="T1">- Tin Block (OreDict)</text:span></text:p>
              <text:p text:style-name="P1"><text:span text:style-name="T1">- Tin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Ferrous Metal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Nicke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70.79mm" draw:caption-point-x="-6.1mm" draw:caption-point-y="15.1mm">
              <dc:date>2015-07-04T00:00:00</dc:date>
              <text:p text:style-name="P1"><text:span text:style-name="T1">- 4x Nickel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70.79mm" draw:caption-point-x="-6.1mm" draw:caption-point-y="15.1mm">
              <dc:date>2015-08-10T00:00:00</dc:date>
              <text:p text:style-name="P1"><text:span text:style-name="T1">- Nickel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Ferrous Ore (Nether Ores)</text:span></text:p>
              <text:p text:style-name="P1"><text:span text:style-name="T1">- Nether Nickel Ore Gravel (Ex Nihilo)</text:span></text:p>
              <text:p text:style-name="P1"><text:span text:style-name="T1">- Nickel Ingot (OreDict)</text:span></text:p>
              <text:p text:style-name="P1"><text:span text:style-name="T1">- Native Nickel Cluster (Witching Gadgets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70.83mm" draw:caption-point-x="-6.1mm" draw:caption-point-y="15.06mm">
              <dc:date>2015-08-12T00:00:00</dc:date>
              <text:p text:style-name="P1"><text:span text:style-name="T1">- Nickel Ore (OreDict)</text:span></text:p>
              <text:p text:style-name="P1"><text:span text:style-name="T1">- Nickel Block (OreDict)</text:span></text:p>
              <text:p text:style-name="P1"><text:span text:style-name="T1">- Nickel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Lea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Lead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79.82mm" draw:caption-point-x="-6.1mm" draw:caption-point-y="15.1mm">
              <dc:date>2015-07-04T00:00:00</dc:date>
              <text:p text:style-name="P1"><text:span text:style-name="T1">- 4x Lead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79.82mm" draw:caption-point-x="-6.1mm" draw:caption-point-y="15.1mm">
              <dc:date>2015-08-10T00:00:00</dc:date>
              <text:p text:style-name="P1"><text:span text:style-name="T1">- Lead Ore (OreDict)</text:span></text:p>
              <text:p text:style-name="P1"><text:span text:style-name="T1">- Lead Ore Gravel (Ex Nihilo)</text:span></text:p>
              <text:p text:style-name="P1"><text:span text:style-name="T1">- Lead Ore Sand (Ex Nihilo)</text:span></text:p>
              <text:p text:style-name="P1"><text:span text:style-name="T1">- Lead Ore Dust (Ex Nihilo)</text:span></text:p>
              <text:p text:style-name="P1"><text:span text:style-name="T1">- Nether Lead Ore (Nether Ores)</text:span></text:p>
              <text:p text:style-name="P1"><text:span text:style-name="T1">- Ender Lead Ore Gravel (Ex Nihilo)</text:span></text:p>
              <text:p text:style-name="P1"><text:span text:style-name="T1">- Lead Ingot (OreDict)</text:span></text:p>
              <text:p text:style-name="P1"><text:span text:style-name="T1">- Native Lead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79.86mm" draw:caption-point-x="-6.1mm" draw:caption-point-y="15.06mm">
              <dc:date>2015-08-12T00:00:00</dc:date>
              <text:p text:style-name="P1"><text:span text:style-name="T1">- Lead Ore (OreDict)</text:span></text:p>
              <text:p text:style-name="P1"><text:span text:style-name="T1">- Lead Block (OreDict)</text:span></text:p>
              <text:p text:style-name="P1"><text:span text:style-name="T1">- Lead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Gold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Gol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Gold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2" draw:text-style-name="P2" svg:width="28.99mm" svg:height="9.91mm" svg:x="98.74mm" svg:y="93.37mm" draw:caption-point-x="-6.1mm" draw:caption-point-y="15.1mm">
              <dc:date>2015-08-10T00:00:00</dc:date>
              <text:p text:style-name="P1"><text:span text:style-name="T1">- 4x Gold Grains (Extra Bees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8" draw:text-style-name="P2" svg:width="28.99mm" svg:height="81.01mm" svg:x="140.32mm" svg:y="93.37mm" draw:caption-point-x="-6.1mm" draw:caption-point-y="15.1mm">
              <dc:date>2015-08-10T00:00:00</dc:date>
              <text:p text:style-name="P1"><text:span text:style-name="T1">- Gold Ore (OreDict)</text:span></text:p>
              <text:p text:style-name="P1"><text:span text:style-name="T1">- Gold Ore Gravel (Ex Nihilo)</text:span></text:p>
              <text:p text:style-name="P1"><text:span text:style-name="T1">- Gold Ore Sand (Ex Nihilo)</text:span></text:p>
              <text:p text:style-name="P1"><text:span text:style-name="T1">- Gold Ore Dust (Ex Nihilo)</text:span></text:p>
              <text:p text:style-name="P1"><text:span text:style-name="T1">- Nether LeadGold Ore (Nether Ores)</text:span></text:p>
              <text:p text:style-name="P1"><text:span text:style-name="T1">- Nether Gold Ore Gravel (Ex Nihilo)</text:span></text:p>
              <text:p text:style-name="P1"><text:span text:style-name="T1">- Gold Ingot (OreDict)</text:span></text:p>
              <text:p text:style-name="P1"><text:span text:style-name="T1">- Native Gold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93.4mm" draw:caption-point-x="-6.1mm" draw:caption-point-y="15.07mm">
              <dc:date>2015-08-12T00:00:00</dc:date>
              <text:p text:style-name="P1"><text:span text:style-name="T1">- Gold Ore (OreDict)</text:span></text:p>
              <text:p text:style-name="P1"><text:span text:style-name="T1">- Gold Block (OreDict)</text:span></text:p>
              <text:p text:style-name="P1"><text:span text:style-name="T1">- Gold Ingot (Ore 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Obsidian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verized Obsidian</text:p>
          </table:table-cell>
          <table:table-cell table:style-name="ce69" office:value-type="string" calcext:value-type="string">
            <text:p>Thermal Foundation</text:p>
          </table:table-cell>
          <table:table-cell/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style-name="ce93" office:value-type="string" calcext:value-type="string">
            <office:annotation draw:style-name="gr12" draw:text-style-name="P2" svg:width="28.99mm" svg:height="9.91mm" svg:x="176.16mm" svg:y="102.43mm" draw:caption-point-x="-6.1mm" draw:caption-point-y="15.07mm">
              <dc:date>2015-08-12T00:00:00</dc:date>
              <text:p text:style-name="P1"><text:span text:style-name="T1">- Shadow Comb (ExtraBees)</text:span></text:p>
            </office:annotation>
            <text:p>added</text:p>
          </table:table-cell>
          <table:table-cell table:number-columns-repeated="1017"/>
        </table:table-row>
        <table:table-row table:style-name="ro1">
          <table:table-cell table:style-name="ce70" office:value-type="string" calcext:value-type="string">
            <text:p>Obsidian Dust</text:p>
          </table:table-cell>
          <table:table-cell table:style-name="ce70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0" draw:text-style-name="P2" svg:width="28.99mm" svg:height="17.81mm" svg:x="140.32mm" svg:y="106.92mm" draw:caption-point-x="-6.1mm" draw:caption-point-y="15.1mm">
              <dc:date>2015-08-10T00:00:00</dc:date>
              <text:p text:style-name="P1"><text:span text:style-name="T1">- Obsidian Block (OreDict)</text:span></text:p>
              <text:p text:style-name="P1"><text:span text:style-name="T1">- Obsidian Ingot (Ore 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12" draw:text-style-name="P2" svg:width="28.99mm" svg:height="9.91mm" svg:x="156.12mm" svg:y="106.95mm" draw:caption-point-x="-6.1mm" draw:caption-point-y="15.07mm">
              <dc:date>2015-08-12T00:00:00</dc:date>
              <text:p text:style-name="P1"><text:span text:style-name="T1">- Obsidian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0" office:value-type="string" calcext:value-type="string">
            <text:p>Basalz Powder</text:p>
          </table:table-cell>
          <table:table-cell table:style-name="ce78" office:value-type="string" calcext:value-type="string">
            <text:p>Thermal Foundation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5" draw:text-style-name="P2" svg:width="28.99mm" svg:height="13.86mm" svg:x="140.32mm" svg:y="111.43mm" draw:caption-point-x="-6.1mm" draw:caption-point-y="15.1mm">
              <dc:date>2015-08-10T00:00:00</dc:date>
              <text:p text:style-name="P1"><text:span text:style-name="T1">- Basalz Rod (Thermal Foundation)</text:span></text:p>
            </office:annotation>
            <text:p>added</text:p>
          </table:table-cell>
          <table:table-cell table:style-name="ce87" table:number-columns-repeated="2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Mana Infused Met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Mithri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1" draw:text-style-name="P2" svg:width="28.99mm" svg:height="41.51mm" svg:x="140.3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Nether Mithril Ore (Nether Ores)</text:span></text:p>
              <text:p text:style-name="P1"><text:span text:style-name="T1">- Mithril Ingot (OreDict)</text:span></text:p>
              <text:p text:style-name="P1"><text:span text:style-name="T1">- Native Mithril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20.46mm" draw:caption-point-x="-6.1mm" draw:caption-point-y="15.1mm">
              <dc:date>2015-08-12T00:00:00</dc:date>
              <text:p text:style-name="P1"><text:span text:style-name="T1">- Mithril Ore (OreDict)</text:span></text:p>
              <text:p text:style-name="P1"><text:span text:style-name="T1">- Mithril Block (OreDict)</text:span></text:p>
              <text:p text:style-name="P1"><text:span text:style-name="T1">- Mithril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Bronze Blend</text:p>
          </table:table-cell>
          <table:table-cell office:value-type="string" calcext:value-type="string">
            <text:p>Thermal Foundation</text:p>
          </table:table-cell>
          <table:table-cell table:style-name="ce83" office:value-type="string" calcext:value-type="string">
            <text:p>removed</text:p>
          </table:table-cell>
          <table:table-cell table:style-name="ce89" office:value-type="string" calcext:value-type="string">
            <text:p>unchangeable</text:p>
          </table:table-cell>
          <table:table-cell table:number-columns-repeated="2" table:style-name="ce83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Bronze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5" draw:text-style-name="P2" svg:width="28.99mm" svg:height="13.86mm" svg:x="98.74mm" svg:y="129.5mm" draw:caption-point-x="-6.1mm" draw:caption-point-y="15.09mm">
              <dc:date>2015-08-12T00:00:00</dc:date>
              <text:p text:style-name="P1"><text:span text:style-name="T1">- 3xCopper Dust (OreDict) + Tin Dust (OreDict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12" draw:text-style-name="P2" svg:width="28.99mm" svg:height="9.91mm" svg:x="140.32mm" svg:y="129.53mm" draw:caption-point-x="-6.1mm" draw:caption-point-y="15.06mm">
              <dc:date>2015-08-12T00:00:00</dc:date>
              <text:p text:style-name="P1"><text:span text:style-name="T1">- Bronze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29.49mm" draw:caption-point-x="-6.1mm" draw:caption-point-y="15.1mm">
              <dc:date>2015-08-12T00:00:00</dc:date>
              <text:p text:style-name="P1"><text:span text:style-name="T1">- Bronze Block (OreDict)</text:span></text:p>
              <text:p text:style-name="P1"><text:span text:style-name="T1">- Bronze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table:style-name="ce70" office:value-type="string" calcext:value-type="string">
            <text:p>Stee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2" draw:text-style-name="P2" svg:width="28.99mm" svg:height="9.91mm" svg:x="140.32mm" svg:y="134.04mm" draw:caption-point-x="-6.1mm" draw:caption-point-y="15.07mm">
              <dc:date>2015-08-12T00:00:00</dc:date>
              <text:p text:style-name="P1"><text:span text:style-name="T1">- Steel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34mm" draw:caption-point-x="-6.1mm" draw:caption-point-y="15.11mm">
              <dc:date>2015-08-12T00:00:00</dc:date>
              <text:p text:style-name="P1"><text:span text:style-name="T1">- Steel Block (OreDict)</text:span></text:p>
              <text:p text:style-name="P1"><text:span text:style-name="T1">- Steel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Electrum Blend</text:p>
          </table:table-cell>
          <table:table-cell table:style-name="ce69" office:value-type="string" calcext:value-type="string">
            <text:p>Thermal Foundation</text:p>
          </table:table-cell>
          <table:table-cell table:style-name="ce88" office:value-type="string" calcext:value-type="string">
            <text:p>removed</text:p>
          </table:table-cell>
          <table:table-cell table:style-name="ce91" office:value-type="string" calcext:value-type="string">
            <text:p>unchangeable</text:p>
          </table:table-cell>
          <table:table-cell table:style-name="ce88" office:value-type="string" calcext:value-type="string">
            <text:p>removed</text:p>
          </table:table-cell>
          <table:table-cell table:style-name="ce83" office:value-type="string" calcext:value-type="string">
            <text:p>removed</text:p>
          </table:table-cell>
          <table:table-cell table:style-name="ce94"/>
          <table:table-cell table:style-name="ce100" table:number-columns-repeated="1017"/>
        </table:table-row>
        <table:table-row table:style-name="ro1">
          <table:table-cell table:style-name="ce70" office:value-type="string" calcext:value-type="string">
            <text:p>Electr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 office:value-type="string" calcext:value-type="string">
            <office:annotation draw:style-name="gr10" draw:text-style-name="P2" svg:width="28.99mm" svg:height="17.81mm" svg:x="98.74mm" svg:y="143.04mm" draw:caption-point-x="-6.1mm" draw:caption-point-y="15.1mm">
              <dc:date>2015-08-12T00:00:00</dc:date>
              <text:p text:style-name="P1"><text:span text:style-name="T1">- Gold Dust (OreDict) + Silver Dust (OreDict)</text:span></text:p>
            </office:annotation>
            <text:p>added</text:p>
          </table:table-cell>
          <table:table-cell table:style-name="ce87"/>
          <table:table-cell table:style-name="ce84" office:value-type="string" calcext:value-type="string">
            <office:annotation draw:style-name="gr12" draw:text-style-name="P2" svg:width="28.99mm" svg:height="9.91mm" svg:x="140.32mm" svg:y="143.07mm" draw:caption-point-x="-6.1mm" draw:caption-point-y="15.07mm">
              <dc:date>2015-08-12T00:00:00</dc:date>
              <text:p text:style-name="P1"><text:span text:style-name="T1">- Electrum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43.03mm" draw:caption-point-x="-6.1mm" draw:caption-point-y="15.11mm">
              <dc:date>2015-08-12T00:00:00</dc:date>
              <text:p text:style-name="P1"><text:span text:style-name="T1">- Electrum Block (OreDict)</text:span></text:p>
              <text:p text:style-name="P1"><text:span text:style-name="T1">- Electr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Pulverized Charcoal</text:p>
          </table:table-cell>
          <table:table-cell office:value-type="string" calcext:value-type="string">
            <text:p>Thermal Foundation</text:p>
          </table:table-cell>
          <table:table-cell/>
          <table:table-cell table:style-name="ce91" office:value-type="string" calcext:value-type="string">
            <text:p>unchangeable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Charcoa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2" draw:text-style-name="P2" svg:width="28.99mm" svg:height="9.91mm" svg:x="140.32mm" svg:y="152.07mm" draw:caption-point-x="-6.1mm" draw:caption-point-y="15.1mm">
              <dc:date>2015-08-12T00:00:00</dc:date>
              <text:p text:style-name="P1"><text:span text:style-name="T1">- Charcoal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52.03mm" draw:caption-point-x="-6.1mm" draw:caption-point-y="15.14mm">
              <dc:date>2015-08-12T00:00:00</dc:date>
              <text:p text:style-name="P1"><text:span text:style-name="T1">- Charcoal Block (OreDict)</text:span></text:p>
              <text:p text:style-name="P1"><text:span text:style-name="T1">- Charcoal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Ender Pearl Powder</text:p>
          </table:table-cell>
          <table:table-cell office:value-type="string" calcext:value-type="string">
            <text:p>EnderIO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Ender Pearl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3"/>
          <table:table-cell table:style-name="ce84" office:value-type="string" calcext:value-type="string">
            <office:annotation draw:style-name="gr4" draw:text-style-name="P2" svg:width="28.99mm" svg:height="25.71mm" svg:x="156.12mm" svg:y="161.06mm" draw:caption-point-x="-6.1mm" draw:caption-point-y="15.14mm">
              <dc:date>2015-08-12T00:00:00</dc:date>
              <text:p text:style-name="P1"><text:span text:style-name="T1">- Ender Pearl (Vanilla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Cobalt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Cobalt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170.13mm" draw:caption-point-x="-6.1mm" draw:caption-point-y="15.1mm">
              <dc:date>2015-08-12T00:00:00</dc:date>
              <text:p text:style-name="P1"><text:span text:style-name="T1">- Cobalt Ore (OreDict)</text:span></text:p>
              <text:p text:style-name="P1"><text:span text:style-name="T1">- Cobalt Ingot (OreDict)</text:span></text:p>
              <text:p text:style-name="P1"><text:span text:style-name="T1">- Native Cobalt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70.09mm" draw:caption-point-x="-6.1mm" draw:caption-point-y="15.14mm">
              <dc:date>2015-08-12T00:00:00</dc:date>
              <text:p text:style-name="P1"><text:span text:style-name="T1">- Cobalt Block (OreDict)</text:span></text:p>
              <text:p text:style-name="P1"><text:span text:style-name="T1">- Cobalt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rdite Dust</text:p>
          </table:table-cell>
          <table:table-cell office:value-type="string" calcext:value-type="string">
            <text:p>Tinkers Construct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Ardite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179.16mm" draw:caption-point-x="-6.1mm" draw:caption-point-y="15.1mm">
              <dc:date>2015-08-13T00:00:00</dc:date>
              <text:p text:style-name="P1"><text:span text:style-name="T1">- Ardite Ore (OreDict)</text:span></text:p>
              <text:p text:style-name="P1"><text:span text:style-name="T1">- Ardite Ingot (OreDict)</text:span></text:p>
              <text:p text:style-name="P1"><text:span text:style-name="T1">- Native Ardite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79.12mm" draw:caption-point-x="-6.1mm" draw:caption-point-y="15.14mm">
              <dc:date>2015-08-13T00:00:00</dc:date>
              <text:p text:style-name="P1"><text:span text:style-name="T1">- Ardite Block (OreDict)</text:span></text:p>
              <text:p text:style-name="P1"><text:span text:style-name="T1">- Ardite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Manyullyn Dust</text:p>
          </table:table-cell>
          <table:table-cell office:value-type="string" calcext:value-type="string">
            <text:p>Tinkers Construct</text:p>
          </table:table-cell>
          <table:table-cell table:style-name="ce88" office:value-type="string" calcext:value-type="string">
            <text:p>removed</text:p>
          </table:table-cell>
          <table:table-cell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>
          <table:table-cell table:style-name="ce70" office:value-type="string" calcext:value-type="string">
            <text:p>Manyullyn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4"/>
          <table:table-cell table:style-name="ce87"/>
          <table:table-cell table:style-name="ce84" office:value-type="string" calcext:value-type="string">
            <office:annotation draw:style-name="gr13" draw:text-style-name="P2" svg:width="28.99mm" svg:height="29.66mm" svg:x="140.32mm" svg:y="188.2mm" draw:caption-point-x="-6.1mm" draw:caption-point-y="15.1mm">
              <dc:date>2015-08-13T00:00:00</dc:date>
              <text:p text:style-name="P1"><text:span text:style-name="T1">- Manyullyn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88.16mm" draw:caption-point-x="-6.1mm" draw:caption-point-y="15.14mm">
              <dc:date>2015-08-13T00:00:00</dc:date>
              <text:p text:style-name="P1"><text:span text:style-name="T1">- Manyullyn Block (OreDict)</text:span></text:p>
              <text:p text:style-name="P1"><text:span text:style-name="T1">- Manyullyn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luminum Dust</text:p>
          </table:table-cell>
          <table:table-cell office:value-type="string" calcext:value-type="string">
            <text:p>Tinkers Construct</text:p>
          </table:table-cell>
          <table:table-cell/>
          <table:table-cell table:style-name="ce91" office:value-type="string" calcext:value-type="string">
            <text:p>unchangeable</text:p>
          </table:table-cell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luminum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4" draw:text-style-name="P2" svg:width="28.99mm" svg:height="33.61mm" svg:x="140.3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Ingot (OreDict)</text:span></text:p>
              <text:p text:style-name="P1"><text:span text:style-name="T1">- Native Aluminum Cluster (Thaumcraf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197.23mm" draw:caption-point-x="-6.1mm" draw:caption-point-y="15.1mm">
              <dc:date>2015-08-14T00:00:00</dc:date>
              <text:p text:style-name="P1"><text:span text:style-name="T1">- Aluminum Ore (OreDict)</text:span></text:p>
              <text:p text:style-name="P1"><text:span text:style-name="T1">- Aluminum Block (OreDict)</text:span></text:p>
              <text:p text:style-name="P1"><text:span text:style-name="T1">- Aluminum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Aluminum Brass Dust</text:p>
          </table:table-cell>
          <table:table-cell office:value-type="string" calcext:value-type="string">
            <text:p>Tinkers Construct</text:p>
          </table:table-cell>
          <table:table-cell table:style-name="ce88" office:value-type="string" calcext:value-type="string">
            <text:p>removed</text:p>
          </table:table-cell>
          <table:table-cell/>
          <table:table-cell table:number-columns-repeated="2" table:style-name="ce88" office:value-type="string" calcext:value-type="string">
            <text:p>removed</text:p>
          </table:table-cell>
          <table:table-cell table:number-columns-repeated="1018"/>
        </table:table-row>
        <table:table-row table:style-name="ro1">
          <table:table-cell table:style-name="ce70" office:value-type="string" calcext:value-type="string">
            <text:p>Aluminum Brass Dust</text:p>
          </table:table-cell>
          <table:table-cell table:style-name="ce78" office:value-type="string" calcext:value-type="string">
            <text:p>BuildCraft Additions</text:p>
          </table:table-cell>
          <table:table-cell table:style-name="ce87" table:number-columns-repeated="2"/>
          <table:table-cell table:style-name="ce84" office:value-type="string" calcext:value-type="string">
            <office:annotation draw:style-name="gr13" draw:text-style-name="P2" svg:width="28.99mm" svg:height="29.66mm" svg:x="140.32mm" svg:y="206.26mm" draw:caption-point-x="-6.1mm" draw:caption-point-y="15.1mm">
              <dc:date>2015-08-14T00:00:00</dc:date>
              <text:p text:style-name="P1"><text:span text:style-name="T1">- Aluminum Brass Ingot (OreDict)</text:span></text:p>
            </office:annotation>
            <text:p>added</text:p>
          </table:table-cell>
          <table:table-cell table:style-name="ce84" office:value-type="string" calcext:value-type="string">
            <office:annotation draw:style-name="gr4" draw:text-style-name="P2" svg:width="28.99mm" svg:height="25.71mm" svg:x="156.12mm" svg:y="206.26mm" draw:caption-point-x="-6.1mm" draw:caption-point-y="15.1mm">
              <dc:date>2015-08-14T00:00:00</dc:date>
              <text:p text:style-name="P1"><text:span text:style-name="T1">- Aluminum Brass Block (OreDict)</text:span></text:p>
              <text:p text:style-name="P1"><text:span text:style-name="T1">- Aluminum Brass Ingot (OreDict)</text:span></text:p>
            </office:annotation>
            <text:p>added</text:p>
          </table:table-cell>
          <table:table-cell table:style-name="ce87"/>
          <table:table-cell table:style-name="ce99" table:number-columns-repeated="1017"/>
        </table:table-row>
        <table:table-row table:style-name="ro1">
          <table:table-cell office:value-type="string" calcext:value-type="string">
            <text:p>dustDraconium</text:p>
          </table:table-cell>
          <table:table-cell table:style-name="ce69" office:value-type="string" calcext:value-type="string">
            <text:p>Ore Dictionary</text:p>
          </table:table-cell>
          <table:table-cell table:number-columns-repeated="1022"/>
        </table:table-row>
        <table:table-row table:style-name="ro1">
          <table:table-cell table:style-name="ce70" office:value-type="string" calcext:value-type="string">
            <text:p>Draconium Dust</text:p>
          </table:table-cell>
          <table:table-cell table:style-name="ce78" office:value-type="string" calcext:value-type="string">
            <text:p>Draconic Evolution</text:p>
          </table:table-cell>
          <table:table-cell table:style-name="ce87" table:number-columns-repeated="5"/>
          <table:table-cell table:style-name="ce99" table:number-columns-repeated="1017"/>
        </table:table-row>
        <table:table-row table:style-name="ro1">
          <table:table-cell office:value-type="string" calcext:value-type="string">
            <text:p>dustWheat</text:p>
          </table:table-cell>
          <table:table-cell office:value-type="string" calcext:value-type="string">
            <text:p>Ore Dictionary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Applied Energistics</text:p>
          </table:table-cell>
          <table:table-cell table:number-columns-repeated="2"/>
          <table:table-cell table:style-name="ce88" office:value-type="string" calcext:value-type="string">
            <text:p>removed</text:p>
          </table:table-cell>
          <table:table-cell table:number-columns-repeated="1019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ugget" table:style-name="ta1">
        <table:table-column table:style-name="co11" table:default-cell-style-name="ce104"/>
        <table:table-column table:style-name="co2" table:default-cell-style-name="ce104"/>
        <table:table-column table:style-name="co3" table:default-cell-style-name="ce120"/>
        <table:table-column table:style-name="co17" table:default-cell-style-name="ce120"/>
        <table:table-column table:style-name="co10" table:default-cell-style-name="ce158"/>
        <table:table-column table:style-name="co18" table:default-cell-style-name="ce120"/>
        <table:table-column table:style-name="co7" table:number-columns-repeated="1018" table:default-cell-style-name="ce132"/>
        <table:table-row table:style-name="ro1">
          <table:table-cell table:style-name="ce101" office:value-type="string" calcext:value-type="string">
            <text:p>Item (Output)</text:p>
          </table:table-cell>
          <table:table-cell table:style-name="ce101" office:value-type="string" calcext:value-type="string">
            <text:p>Mod</text:p>
          </table:table-cell>
          <table:table-cell table:style-name="ce101" office:value-type="string" calcext:value-type="string">
            <text:p>Crafting</text:p>
          </table:table-cell>
          <table:table-cell table:style-name="ce101" office:value-type="string" calcext:value-type="string">
            <text:p>Smelting</text:p>
          </table:table-cell>
          <table:table-cell table:style-name="ce101" office:value-type="string" calcext:value-type="string">
            <text:p>Smeltery</text:p>
          </table:table-cell>
          <table:table-cell table:style-name="ce101" office:value-type="string" calcext:value-type="string">
            <text:p>Redstone Furnace</text:p>
          </table:table-cell>
          <table:table-cell table:number-columns-repeated="1018"/>
        </table:table-row>
        <table:table-row table:style-name="ro1">
          <table:table-cell table:style-name="ce102" table:number-columns-repeated="3"/>
          <table:table-cell table:style-name="ce102" office:value-type="string" calcext:value-type="string">
            <text:p>Vanilla</text:p>
          </table:table-cell>
          <table:table-cell table:style-name="ce102" office:value-type="string" calcext:value-type="string">
            <text:p>Tinkers Construct</text:p>
          </table:table-cell>
          <table:table-cell table:style-name="ce102" office:value-type="string" calcext:value-type="string">
            <text:p>Thermal Expansion</text:p>
          </table:table-cell>
          <table:table-cell table:style-name="ce146" table:number-columns-repeated="1018"/>
        </table:table-row>
        <table:table-row table:style-name="ro1">
          <table:table-cell table:style-name="ce103" office:value-type="string" calcext:value-type="string">
            <text:p>nuggetIron</text:p>
          </table:table-cell>
          <table:table-cell table:style-name="ce103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table-cell table:style-name="ce150" office:value-type="string" calcext:value-type="string" table:number-columns-spanned="1" table:number-rows-spanned="89">
            <text:p>generally removed</text:p>
          </table:table-cell>
          <table:table-cell table:style-name="ce151" office:value-type="string" calcext:value-type="string">
            <text:p>removed</text:p>
          </table:table-cell>
          <table:table-cell table:style-name="ce150" office:value-type="string" calcext:value-type="string" table:number-columns-spanned="1" table:number-rows-spanned="89">
            <text:p>generally removed</text:p>
          </table:table-cell>
          <table:table-cell table:style-name="ce164" table:number-columns-repeated="1018"/>
        </table:table-row>
        <table:table-row table:style-name="ro1">
          <table:table-cell table:style-name="ce135" office:value-type="string" calcext:value-type="string">
            <text:p>Iron Nugget</text:p>
          </table:table-cell>
          <table:table-cell table:style-name="ce135" office:value-type="string" calcext:value-type="string">
            <text:p>Tinkers Construct</text:p>
          </table:table-cell>
          <table:table-cell table:style-name="ce142"/>
          <table:covered-table-cell table:style-name="ce142"/>
          <table:table-cell table:style-name="ce152" office:value-type="string" calcext:value-type="string">
            <office:annotation draw:style-name="gr12" draw:text-style-name="P2" svg:width="28.99mm" svg:height="9.91mm" svg:x="139.57mm" svg:y="0mm" draw:caption-point-x="-6.1mm" draw:caption-point-y="13.64mm">
              <dc:date>2015-08-21T00:00:00</dc:date>
              <text:p text:style-name="P1"><text:span text:style-name="T1">16mb Molten Iron</text:span></text:p>
            </office:annotation>
            <text:p>added</text:p>
          </table:table-cell>
          <table:covered-table-cell table:style-name="ce142"/>
          <table:table-cell table:style-name="ce165" table:number-columns-repeated="1018"/>
        </table:table-row>
        <table:table-row table:style-name="ro1">
          <table:table-cell table:style-name="ce136" office:value-type="string" calcext:value-type="string">
            <text:p>Iron Oreberry</text:p>
          </table:table-cell>
          <table:table-cell table:style-name="ce136" office:value-type="string" calcext:value-type="string">
            <text:p>Tinkers Construct</text:p>
          </table:table-cell>
          <table:table-cell table:style-name="ce143"/>
          <table:covered-table-cell table:style-name="ce143"/>
          <table:table-cell table:style-name="ce153"/>
          <table:covered-table-cell table:style-name="ce128"/>
          <table:table-cell table:style-name="ce166" table:number-columns-repeated="1018"/>
        </table:table-row>
        <table:table-row table:style-name="ro1">
          <table:table-cell table:style-name="ce136" office:value-type="string" calcext:value-type="string">
            <text:p>Iron Nugget</text:p>
          </table:table-cell>
          <table:table-cell table:style-name="ce136" office:value-type="string" calcext:value-type="string">
            <text:p>Thermal Foundation</text:p>
          </table:table-cell>
          <table:table-cell table:style-name="ce143"/>
          <table:covered-table-cell table:style-name="ce143"/>
          <table:table-cell table:style-name="ce153"/>
          <table:covered-table-cell table:style-name="ce161"/>
          <table:table-cell table:style-name="ce166" table:number-columns-repeated="1018"/>
        </table:table-row>
        <table:table-row table:style-name="ro1">
          <table:table-cell table:style-name="ce136" office:value-type="string" calcext:value-type="string">
            <text:p>Iron Nugget</text:p>
          </table:table-cell>
          <table:table-cell table:style-name="ce136" office:value-type="string" calcext:value-type="string">
            <text:p>Thaumcraft</text:p>
          </table:table-cell>
          <table:table-cell table:style-name="ce143"/>
          <table:covered-table-cell table:style-name="ce143"/>
          <table:table-cell table:style-name="ce153"/>
          <table:covered-table-cell/>
          <table:table-cell table:style-name="ce166" table:number-columns-repeated="1018"/>
        </table:table-row>
        <table:table-row table:style-name="ro1">
          <table:table-cell table:style-name="ce136" office:value-type="string" calcext:value-type="string">
            <text:p>Iron Nugget</text:p>
          </table:table-cell>
          <table:table-cell table:style-name="ce136" office:value-type="string" calcext:value-type="string">
            <text:p>Garden Stuff</text:p>
          </table:table-cell>
          <table:table-cell table:style-name="ce143"/>
          <table:covered-table-cell table:style-name="ce143"/>
          <table:table-cell table:style-name="ce153"/>
          <table:covered-table-cell table:style-name="ce147"/>
          <table:table-cell table:style-name="ce166" table:number-columns-repeated="1018"/>
        </table:table-row>
        <table:table-row table:style-name="ro1">
          <table:table-cell table:style-name="ce137" office:value-type="string" calcext:value-type="string">
            <text:p>Iron Nugget</text:p>
          </table:table-cell>
          <table:table-cell table:style-name="ce137" office:value-type="string" calcext:value-type="string">
            <text:p>Nedelosk Core</text:p>
          </table:table-cell>
          <table:table-cell table:style-name="ce144"/>
          <table:covered-table-cell table:style-name="ce144"/>
          <table:table-cell table:style-name="ce154"/>
          <table:covered-table-cell/>
          <table:table-cell table:style-name="ce167" table:number-columns-repeated="1018"/>
        </table:table-row>
        <table:table-row table:style-name="ro1">
          <table:table-cell table:style-name="ce138" office:value-type="string" calcext:value-type="string">
            <text:p>nuggetGold</text:p>
          </table:table-cell>
          <table:table-cell table:style-name="ce138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22"/>
          <table:table-cell table:style-name="ce155"/>
          <table:covered-table-cell/>
          <table:table-cell table:style-name="ce168" table:number-columns-repeated="1018"/>
        </table:table-row>
        <table:table-row table:style-name="ro1">
          <table:table-cell table:style-name="ce139" office:value-type="string" calcext:value-type="string">
            <text:p>Gold Nugget</text:p>
          </table:table-cell>
          <table:table-cell table:style-name="ce139" office:value-type="string" calcext:value-type="string">
            <text:p>Vanilla</text:p>
          </table:table-cell>
          <table:table-cell table:style-name="ce145"/>
          <table:covered-table-cell table:style-name="ce147"/>
          <table:table-cell table:style-name="ce156"/>
          <table:covered-table-cell/>
          <table:table-cell table:style-name="ce145" table:number-columns-repeated="1018"/>
        </table:table-row>
        <table:table-row table:style-name="ro1">
          <table:table-cell table:style-name="ce140" office:value-type="string" calcext:value-type="string">
            <text:p>Gold Oreberry</text:p>
          </table:table-cell>
          <table:table-cell table:style-name="ce140" office:value-type="string" calcext:value-type="string">
            <text:p>Tinkers Construct</text:p>
          </table:table-cell>
          <table:table-cell table:style-name="ce146"/>
          <table:covered-table-cell table:style-name="ce148"/>
          <table:table-cell table:style-name="ce157"/>
          <table:covered-table-cell table:style-name="ce128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Coppe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22"/>
          <table:table-cell table:style-name="ce151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Copper Nugge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47"/>
          <table:table-cell table:style-name="ce152" office:value-type="string" calcext:value-type="string">
            <office:annotation draw:style-name="gr12" draw:text-style-name="P2" svg:width="28.99mm" svg:height="9.91mm" svg:x="139.57mm" svg:y="45.16mm" draw:caption-point-x="-6.1mm" draw:caption-point-y="13.64mm">
              <dc:date>2015-08-21T00:00:00</dc:date>
              <text:p text:style-name="P1"><text:span text:style-name="T1">16mb Molten Copper</text:span></text:p>
            </office:annotation>
            <text:p>added</text:p>
          </table:table-cell>
          <table:covered-table-cell table:style-name="ce147"/>
          <table:table-cell table:style-name="ce145" table:number-columns-repeated="1018"/>
        </table:table-row>
        <table:table-row table:style-name="ro1">
          <table:table-cell office:value-type="string" calcext:value-type="string">
            <text:p>Copper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Copper Nugge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48"/>
          <table:table-cell table:style-name="ce157"/>
          <table:covered-table-cell table:style-name="ce128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Ti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22"/>
          <table:table-cell table:style-name="ce151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Tin Nugge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47"/>
          <table:table-cell table:style-name="ce152" office:value-type="string" calcext:value-type="string">
            <office:annotation draw:style-name="gr12" draw:text-style-name="P2" svg:width="28.99mm" svg:height="9.91mm" svg:x="139.57mm" svg:y="72.25mm" draw:caption-point-x="-6.1mm" draw:caption-point-y="13.64mm">
              <dc:date>2015-08-21T00:00:00</dc:date>
              <text:p text:style-name="P1"><text:span text:style-name="T1">16mb Molten Tin</text:span></text:p>
            </office:annotation>
            <text:p>added</text:p>
          </table:table-cell>
          <table:covered-table-cell table:style-name="ce147"/>
          <table:table-cell table:style-name="ce145" table:number-columns-repeated="1018"/>
        </table:table-row>
        <table:table-row table:style-name="ro1">
          <table:table-cell office:value-type="string" calcext:value-type="string">
            <text:p>Tin Oreberry</text:p>
          </table:table-cell>
          <table:table-cell office:value-type="string" calcext:value-type="string">
            <text:p>Tinkers Construct</text:p>
          </table:table-cell>
          <table:table-cell/>
          <table:covered-table-cell/>
          <table:table-cell/>
          <table:covered-table-cell table:style-name="ce128"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161"/>
          <table:table-cell table:number-columns-repeated="1018"/>
        </table:table-row>
        <table:table-row table:style-name="ro1">
          <table:table-cell table:style-name="ce140" office:value-type="string" calcext:value-type="string">
            <text:p>Tin Nugge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48"/>
          <table:table-cell table:style-name="ce157"/>
          <table:covered-table-cell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Alumin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22"/>
          <table:table-cell/>
          <table:covered-table-cell table:style-name="ce161"/>
          <table:table-cell table:number-columns-repeated="1018"/>
        </table:table-row>
        <table:table-row table:style-name="ro1">
          <table:table-cell table:style-name="ce139" office:value-type="string" calcext:value-type="string">
            <text:p>Aluminum Nugge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47"/>
          <table:table-cell table:style-name="ce156"/>
          <table:covered-table-cell/>
          <table:table-cell table:style-name="ce145" table:number-columns-repeated="1018"/>
        </table:table-row>
        <table:table-row table:style-name="ro1">
          <table:table-cell table:style-name="ce140" office:value-type="string" calcext:value-type="string">
            <text:p>Aluminum Oreberry</text:p>
          </table:table-cell>
          <table:table-cell table:style-name="ce140" office:value-type="string" calcext:value-type="string">
            <text:p>Tinkers Construct</text:p>
          </table:table-cell>
          <table:table-cell table:style-name="ce148"/>
          <table:covered-table-cell table:style-name="ce148"/>
          <table:table-cell table:style-name="ce157"/>
          <table:covered-table-cell table:style-name="ce161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AluminumBrass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luminum Brass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Obsidia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Obsidian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Cobalt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Cobalt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47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Ardit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rdite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Manyully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Manyullyn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28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Bronz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 table:style-name="ce151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Bronze Nugge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47"/>
          <table:table-cell table:style-name="ce152" office:value-type="string" calcext:value-type="string">
            <office:annotation draw:style-name="gr12" draw:text-style-name="P2" svg:width="28.99mm" svg:height="9.91mm" svg:x="139.57mm" svg:y="158.05mm" draw:caption-point-x="-6.1mm" draw:caption-point-y="13.64mm">
              <dc:date>2015-08-21T00:00:00</dc:date>
              <text:p text:style-name="P1"><text:span text:style-name="T1">16mb Molten Bronze</text:span></text:p>
            </office:annotation>
            <text:p>added</text:p>
          </table:table-cell>
          <table:covered-table-cell table:style-name="ce161"/>
          <table:table-cell table:style-name="ce145" table:number-columns-repeated="1018"/>
        </table:table-row>
        <table:table-row table:style-name="ro1">
          <table:table-cell office:value-type="string" calcext:value-type="string">
            <text:p>Bronze Nugget</text:p>
          </table:table-cell>
          <table:table-cell office:value-type="string" calcext:value-type="string">
            <text:p>Thermal Foundation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Bronze Nugget</text:p>
          </table:table-cell>
          <table:table-cell table:style-name="ce140" office:value-type="string" calcext:value-type="string">
            <text:p>Modular Machines</text:p>
          </table:table-cell>
          <table:table-cell table:style-name="ce148"/>
          <table:covered-table-cell table:style-name="ce148"/>
          <table:table-cell table:style-name="ce157"/>
          <table:covered-table-cell table:style-name="ce161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Alumit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lumite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47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Ste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Steel Nugge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21"/>
          <table:table-cell table:style-name="ce159"/>
          <table:covered-table-cell table:style-name="ce128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Silve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 table:style-name="ce151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Silver Nugge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47"/>
          <table:table-cell table:style-name="ce152" office:value-type="string" calcext:value-type="string">
            <office:annotation draw:style-name="gr12" draw:text-style-name="P2" svg:width="28.99mm" svg:height="9.91mm" svg:x="139.57mm" svg:y="194.17mm" draw:caption-point-x="-6.1mm" draw:caption-point-y="13.64mm">
              <dc:date>2015-08-21T00:00:00</dc:date>
              <text:p text:style-name="P1"><text:span text:style-name="T1">16mb Molten Silver</text:span></text:p>
            </office:annotation>
            <text:p>added</text:p>
          </table:table-cell>
          <table:covered-table-cell table:style-name="ce147"/>
          <table:table-cell table:style-name="ce145" table:number-columns-repeated="1018"/>
        </table:table-row>
        <table:table-row table:style-name="ro1">
          <table:table-cell office:value-type="string" calcext:value-type="string">
            <text:p>Silver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Silver Nugge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48"/>
          <table:table-cell table:style-name="ce157"/>
          <table:covered-table-cell table:style-name="ce128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Lead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 table:style-name="ce151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Lead Nugge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47"/>
          <table:table-cell table:style-name="ce152" office:value-type="string" calcext:value-type="string">
            <office:annotation draw:style-name="gr12" draw:text-style-name="P2" svg:width="28.99mm" svg:height="9.91mm" svg:x="139.57mm" svg:y="212.23mm" draw:caption-point-x="-6.1mm" draw:caption-point-y="13.64mm">
              <dc:date>2015-08-21T00:00:00</dc:date>
              <text:p text:style-name="P1"><text:span text:style-name="T1">16mb Molten Lead</text:span></text:p>
            </office:annotation>
            <text:p>added</text:p>
          </table:table-cell>
          <table:covered-table-cell table:style-name="ce147"/>
          <table:table-cell table:style-name="ce145" table:number-columns-repeated="1018"/>
        </table:table-row>
        <table:table-row table:style-name="ro1">
          <table:table-cell office:value-type="string" calcext:value-type="string">
            <text:p>Lead Nugget</text:p>
          </table:table-cell>
          <table:table-cell office:value-type="string" calcext:value-type="string">
            <text:p>Thaumcraft</text:p>
          </table:table-cell>
          <table:table-cell/>
          <table:covered-table-cell/>
          <table:table-cell/>
          <table:covered-table-cell table:style-name="ce162"/>
          <table:table-cell table:number-columns-repeated="1018"/>
        </table:table-row>
        <table:table-row table:style-name="ro1">
          <table:table-cell table:style-name="ce140" office:value-type="string" calcext:value-type="string">
            <text:p>Lead Nugge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48"/>
          <table:table-cell table:style-name="ce157"/>
          <table:covered-table-cell table:style-name="ce128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Nick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Ferrous Nugge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47"/>
          <table:table-cell table:style-name="ce156"/>
          <table:covered-table-cell table:style-name="ce147"/>
          <table:table-cell table:style-name="ce145" table:number-columns-repeated="1018"/>
        </table:table-row>
        <table:table-row table:style-name="ro1">
          <table:table-cell table:style-name="ce140" office:value-type="string" calcext:value-type="string">
            <text:p>Nickel Nugge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48"/>
          <table:table-cell table:style-name="ce157"/>
          <table:covered-table-cell table:style-name="ce128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Platin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Shiny Nugge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47"/>
          <table:table-cell table:style-name="ce156"/>
          <table:covered-table-cell table:style-name="ce161"/>
          <table:table-cell table:style-name="ce145" table:number-columns-repeated="1018"/>
        </table:table-row>
        <table:table-row table:style-name="ro1">
          <table:table-cell table:style-name="ce140" office:value-type="string" calcext:value-type="string">
            <text:p>Platinum Nugget</text:p>
          </table:table-cell>
          <table:table-cell table:style-name="ce140" office:value-type="string" calcext:value-type="string">
            <text:p>AgriCraft</text:p>
          </table:table-cell>
          <table:table-cell table:style-name="ce148"/>
          <table:covered-table-cell table:style-name="ce148"/>
          <table:table-cell table:style-name="ce157"/>
          <table:covered-table-cell table:style-name="ce163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Mithri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 table:style-name="ce151"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Mana Infused Nugge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21"/>
          <table:table-cell table:style-name="ce160"/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Electr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Electrum Nugge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21"/>
          <table:table-cell table:style-name="ce159"/>
          <table:covered-table-cell table:style-name="ce147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Inva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28"/>
          <table:table-cell table:number-columns-repeated="1018"/>
        </table:table-row>
        <table:table-row table:style-name="ro1">
          <table:table-cell table:style-name="ce139" office:value-type="string" calcext:value-type="string">
            <text:p>Invar Nugge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47"/>
          <table:table-cell table:style-name="ce156"/>
          <table:covered-table-cell/>
          <table:table-cell table:style-name="ce145" table:number-columns-repeated="1018"/>
        </table:table-row>
        <table:table-row table:style-name="ro1">
          <table:table-cell table:style-name="ce141" office:value-type="string" calcext:value-type="string">
            <text:p>Invar Nugget</text:p>
          </table:table-cell>
          <table:table-cell table:style-name="ce140" office:value-type="string" calcext:value-type="string">
            <text:p>Modular Machines</text:p>
          </table:table-cell>
          <table:table-cell table:style-name="ce148"/>
          <table:covered-table-cell table:style-name="ce148"/>
          <table:table-cell table:style-name="ce157"/>
          <table:covered-table-cell table:style-name="ce161"/>
          <table:table-cell table:style-name="ce146" table:number-columns-repeated="1018"/>
        </table:table-row>
        <table:table-row table:style-name="ro1">
          <table:table-cell office:value-type="string" calcext:value-type="string">
            <text:p>nuggetLum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Lumium Nugge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21"/>
          <table:table-cell table:style-name="ce159"/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Ender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63"/>
          <table:table-cell table:number-columns-repeated="1018"/>
        </table:table-row>
        <table:table-row table:style-name="ro1">
          <table:table-cell table:style-name="ce105" office:value-type="string" calcext:value-type="string">
            <text:p>Enderium Nugge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21"/>
          <table:table-cell table:style-name="ce159"/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Signal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Signalum Nugge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21"/>
          <table:table-cell table:style-name="ce159"/>
          <table:covered-table-cell table:style-name="ce161"/>
          <table:table-cell table:style-name="ce133" table:number-columns-repeated="1018"/>
        </table:table-row>
        <table:table-row table:style-name="ro1">
          <table:table-cell table:style-name="ce105" office:value-type="string" calcext:value-type="string">
            <text:p>Manasteel Nugget</text:p>
          </table:table-cell>
          <table:table-cell table:style-name="ce105" office:value-type="string" calcext:value-type="string">
            <text:p>Forbidden Magic</text:p>
          </table:table-cell>
          <table:table-cell table:style-name="ce149" office:value-type="string" calcext:value-type="string">
            <text:p>removed</text:p>
          </table:table-cell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11.58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163"/>
          <table:table-cell table:style-name="ce133" table:number-columns-repeated="1018"/>
        </table:table-row>
        <table:table-row table:style-name="ro1">
          <table:table-cell table:style-name="ce105" office:value-type="string" calcext:value-type="string">
            <text:p>Elementium Nugget</text:p>
          </table:table-cell>
          <table:table-cell table:style-name="ce105" office:value-type="string" calcext:value-type="string">
            <text:p>Forbidden Magic</text:p>
          </table:table-cell>
          <table:table-cell table:style-name="ce149" office:value-type="string" calcext:value-type="string">
            <text:p>removed</text:p>
          </table:table-cell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16.09mm" draw:caption-point-x="-6.1mm" draw:caption-point-y="13.64mm">
              <dc:date>2015-08-21T00:00:00</dc:date>
              <text:p text:style-name="P1"><text:span text:style-name="T1">16mb Molten Manasteel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WroughtIro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63"/>
          <table:table-cell table:number-columns-repeated="1018"/>
        </table:table-row>
        <table:table-row table:style-name="ro1">
          <table:table-cell table:style-name="ce105" office:value-type="string" calcext:value-type="string">
            <text:p>Wrought Iron Nugget</text:p>
          </table:table-cell>
          <table:table-cell table:style-name="ce105" office:value-type="string" calcext:value-type="string">
            <text:p>Garden Stuff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25.12mm" draw:caption-point-x="-6.1mm" draw:caption-point-y="13.64mm">
              <dc:date>2015-08-21T00:00:00</dc:date>
              <text:p text:style-name="P1"><text:span text:style-name="T1">16mb Molten Wrought Iron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Thaum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63"/>
          <table:table-cell table:number-columns-repeated="1018"/>
        </table:table-row>
        <table:table-row table:style-name="ro1">
          <table:table-cell table:style-name="ce105" office:value-type="string" calcext:value-type="string">
            <text:p>Thaumium Nugget</text:p>
          </table:table-cell>
          <table:table-cell table:style-name="ce105" office:value-type="string" calcext:value-type="string">
            <text:p>Thaumcraft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34.15mm" draw:caption-point-x="-6.1mm" draw:caption-point-y="13.64mm">
              <dc:date>2015-08-21T00:00:00</dc:date>
              <text:p text:style-name="P1"><text:span text:style-name="T1">16mb Molten Thaumium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Void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Void Metal Nugget</text:p>
          </table:table-cell>
          <table:table-cell table:style-name="ce105" office:value-type="string" calcext:value-type="string">
            <text:p>Thaumcraft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43.18mm" draw:caption-point-x="-6.1mm" draw:caption-point-y="13.64mm">
              <dc:date>2015-08-21T00:00:00</dc:date>
              <text:p text:style-name="P1"><text:span text:style-name="T1">16mb Molten Void Metal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ElectrumFlux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Fluxed Electrum Nugget</text:p>
          </table:table-cell>
          <table:table-cell table:style-name="ce105" office:value-type="string" calcext:value-type="string">
            <text:p>Redstone Arsenal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52.22mm" draw:caption-point-x="-6.1mm" draw:caption-point-y="13.64mm">
              <dc:date>2015-08-21T00:00:00</dc:date>
              <text:p text:style-name="P1"><text:span text:style-name="T1">16mb Molten Fluxed Electrum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PulsatingIro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Pulsating Iron Nugge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61.25mm" draw:caption-point-x="-6.1mm" draw:caption-point-y="13.64mm">
              <dc:date>2015-08-21T00:00:00</dc:date>
              <text:p text:style-name="P1"><text:span text:style-name="T1">16mb Molten Pulsating Iron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VibrantAlloy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Vibrant Alloy Nugge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70.28mm" draw:caption-point-x="-6.1mm" draw:caption-point-y="13.64mm">
              <dc:date>2015-08-21T00:00:00</dc:date>
              <text:p text:style-name="P1"><text:span text:style-name="T1">16mb Molten Vibrant Alloy</text:span></text:p>
            </office:annotation>
            <text:p>added</text:p>
          </table:table-cell>
          <table:covered-table-cell table:style-name="ce161"/>
          <table:table-cell table:style-name="ce133" table:number-columns-repeated="1018"/>
        </table:table-row>
        <table:table-row table:style-name="ro1">
          <table:table-cell table:style-name="ce105" office:value-type="string" calcext:value-type="string">
            <text:p>Electrical Steel Nugget</text:p>
          </table:table-cell>
          <table:table-cell table:style-name="ce105" office:value-type="string" calcext:value-type="string">
            <text:p>Ex Astris Rebirth</text:p>
          </table:table-cell>
          <table:table-cell table:style-name="ce149" office:value-type="string" calcext:value-type="string">
            <text:p>removed</text:p>
          </table:table-cell>
          <table:covered-table-cell table:style-name="ce121"/>
          <table:table-cell table:style-name="ce160" office:value-type="string" calcext:value-type="string">
            <office:annotation draw:style-name="gr12" draw:text-style-name="P2" svg:width="28.99mm" svg:height="9.91mm" svg:x="139.57mm" svg:y="374.79mm" draw:caption-point-x="-6.1mm" draw:caption-point-y="13.64mm">
              <dc:date>2015-08-21T00:00:00</dc:date>
              <text:p text:style-name="P1"><text:span text:style-name="T1">16mb Molten Electrical Steel</text:span></text:p>
            </office:annotation>
            <text:p>added</text:p>
          </table:table-cell>
          <table:covered-table-cell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Tantal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61"/>
          <table:table-cell table:number-columns-repeated="1018"/>
        </table:table-row>
        <table:table-row table:style-name="ro1">
          <table:table-cell table:style-name="ce105" office:value-type="string" calcext:value-type="string">
            <text:p>Tantalum Nugget</text:p>
          </table:table-cell>
          <table:table-cell table:style-name="ce105" office:value-type="string" calcext:value-type="string">
            <text:p>Modular Machines</text:p>
          </table:table-cell>
          <table:table-cell table:style-name="ce121"/>
          <table:covered-table-cell table:style-name="ce121"/>
          <table:table-cell table:style-name="ce159"/>
          <table:covered-table-cell/>
          <table:table-cell table:style-name="ce133" table:number-columns-repeated="1018"/>
        </table:table-row>
        <table:table-row table:style-name="ro1">
          <table:table-cell office:value-type="string" calcext:value-type="string">
            <text:p>nuggetNiob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/>
          <table:table-cell/>
          <table:covered-table-cell table:style-name="ce161"/>
          <table:table-cell table:number-columns-repeated="1018"/>
        </table:table-row>
        <table:table-row table:style-name="ro1">
          <table:table-cell table:style-name="ce105" office:value-type="string" calcext:value-type="string">
            <text:p>Niobium Nugget</text:p>
          </table:table-cell>
          <table:table-cell table:style-name="ce105" office:value-type="string" calcext:value-type="string">
            <text:p>Modular Machines</text:p>
          </table:table-cell>
          <table:table-cell table:style-name="ce121"/>
          <table:covered-table-cell table:style-name="ce121"/>
          <table:table-cell table:style-name="ce159"/>
          <table:covered-table-cell/>
          <table:table-cell table:style-name="ce133" table:number-columns-repeated="1018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1"/>
          <table:table-cell table:number-columns-repeated="101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got" table:style-name="ta1">
        <table:table-column table:style-name="co19" table:default-cell-style-name="ce104"/>
        <table:table-column table:style-name="co2" table:default-cell-style-name="ce104"/>
        <table:table-column table:style-name="co3" table:default-cell-style-name="ce120"/>
        <table:table-column table:style-name="co17" table:default-cell-style-name="ce120"/>
        <table:table-column table:style-name="co10" table:default-cell-style-name="ce120"/>
        <table:table-column table:style-name="co18" table:default-cell-style-name="ce120"/>
        <table:table-column table:style-name="co20" table:default-cell-style-name="ce158"/>
        <table:table-column table:style-name="co7" table:number-columns-repeated="1017" table:default-cell-style-name="ce132"/>
        <table:table-row table:style-name="ro1">
          <table:table-cell table:style-name="ce101" office:value-type="string" calcext:value-type="string">
            <text:p>Item (Output)</text:p>
          </table:table-cell>
          <table:table-cell table:style-name="ce101" office:value-type="string" calcext:value-type="string">
            <text:p>Mod</text:p>
          </table:table-cell>
          <table:table-cell table:style-name="ce101" office:value-type="string" calcext:value-type="string">
            <text:p>Crafting</text:p>
          </table:table-cell>
          <table:table-cell table:style-name="ce101" office:value-type="string" calcext:value-type="string">
            <text:p>Smelting</text:p>
          </table:table-cell>
          <table:table-cell table:style-name="ce101" office:value-type="string" calcext:value-type="string">
            <text:p>Smeltery</text:p>
          </table:table-cell>
          <table:table-cell table:style-name="ce101" office:value-type="string" calcext:value-type="string">
            <text:p>Redstone Furnace</text:p>
          </table:table-cell>
          <table:table-cell table:style-name="ce101" office:value-type="string" calcext:value-type="string">
            <text:p>Infernal Blast Furnace</text:p>
          </table:table-cell>
          <table:table-cell table:number-columns-repeated="1017"/>
        </table:table-row>
        <table:table-row table:style-name="ro1">
          <table:table-cell table:style-name="ce102" table:number-columns-repeated="3"/>
          <table:table-cell table:style-name="ce102" office:value-type="string" calcext:value-type="string">
            <text:p>Vanilla</text:p>
          </table:table-cell>
          <table:table-cell table:style-name="ce102" office:value-type="string" calcext:value-type="string">
            <text:p>Tinkers Construct</text:p>
          </table:table-cell>
          <table:table-cell table:style-name="ce102" office:value-type="string" calcext:value-type="string">
            <text:p>Thermal Expansion</text:p>
          </table:table-cell>
          <table:table-cell table:style-name="ce102" office:value-type="string" calcext:value-type="string">
            <text:p>Thaumcraft</text:p>
          </table:table-cell>
          <table:table-cell table:style-name="ce146" table:number-columns-repeated="1017"/>
        </table:table-row>
        <table:table-row table:style-name="ro1">
          <table:table-cell table:style-name="ce103" office:value-type="string" calcext:value-type="string">
            <text:p>ingotIron</text:p>
          </table:table-cell>
          <table:table-cell table:style-name="ce103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table-cell table:style-name="ce150" office:value-type="string" calcext:value-type="string" table:number-columns-spanned="1" table:number-rows-spanned="108">
            <text:p>generally removed</text:p>
          </table:table-cell>
          <table:table-cell table:style-name="ce116"/>
          <table:table-cell table:style-name="ce150" office:value-type="string" calcext:value-type="string" table:number-columns-spanned="1" table:number-rows-spanned="108">
            <text:p>generally removed</text:p>
          </table:table-cell>
          <table:table-cell table:style-name="ce183"/>
          <table:table-cell table:style-name="ce164" table:number-columns-repeated="1017"/>
        </table:table-row>
        <table:table-row table:style-name="ro1">
          <table:table-cell table:style-name="ce169" office:value-type="string" calcext:value-type="string">
            <text:p>Iron Ingot</text:p>
          </table:table-cell>
          <table:table-cell table:style-name="ce169" office:value-type="string" calcext:value-type="string">
            <text:p>Vanilla</text:p>
          </table:table-cell>
          <table:table-cell table:style-name="ce172"/>
          <table:covered-table-cell table:style-name="ce174"/>
          <table:table-cell table:style-name="ce172"/>
          <table:covered-table-cell table:style-name="ce142"/>
          <table:table-cell table:style-name="ce184"/>
          <table:table-cell table:style-name="ce187" table:number-columns-repeated="1017"/>
        </table:table-row>
        <table:table-row table:style-name="ro1">
          <table:table-cell table:style-name="ce138" office:value-type="string" calcext:value-type="string">
            <text:p>ingotGold</text:p>
          </table:table-cell>
          <table:table-cell table:style-name="ce138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 table:style-name="ce180"/>
          <table:covered-table-cell table:style-name="ce128"/>
          <table:table-cell table:style-name="ce155"/>
          <table:table-cell table:style-name="ce168" table:number-columns-repeated="1017"/>
        </table:table-row>
        <table:table-row table:style-name="ro1">
          <table:table-cell table:style-name="ce105" office:value-type="string" calcext:value-type="string">
            <text:p>Gold Ingot</text:p>
          </table:table-cell>
          <table:table-cell table:style-name="ce105" office:value-type="string" calcext:value-type="string">
            <text:p>Vanilla</text:p>
          </table:table-cell>
          <table:table-cell table:style-name="ce133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Coppe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Copper Ingo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Copp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Copper Ingo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Ti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Tin Ingo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Tin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Tin Ingo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Alumin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Aluminum Ingo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table:style-name="ce140" office:value-type="string" calcext:value-type="string">
            <text:p>Aluminum Ingot</text:p>
          </table:table-cell>
          <table:table-cell table:style-name="ce140" office:value-type="string" calcext:value-type="string">
            <text:p>Ex Nihilo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AluminumBrass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luminum Brass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Obsidia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Obsidian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Cobalt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Cobalt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Ardit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rdite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Manyully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70" office:value-type="string" calcext:value-type="string">
            <text:p>Manyullyn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Bronz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Bronze Ingot</text:p>
          </table:table-cell>
          <table:table-cell table:style-name="ce139" office:value-type="string" calcext:value-type="string">
            <text:p>Tinkers Construct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Thermal Foundation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Forestry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office:value-type="string" calcext:value-type="string">
            <text:p>Bronze Ingot</text:p>
          </table:table-cell>
          <table:table-cell office:value-type="string" calcext:value-type="string">
            <text:p>CustomNPCs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Bronze Ingot</text:p>
          </table:table-cell>
          <table:table-cell table:style-name="ce140" office:value-type="string" calcext:value-type="string">
            <text:p>Modular Machines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Alumite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Alumite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Ste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Steel Ingot</text:p>
          </table:table-cell>
          <table:table-cell table:style-name="ce105" office:value-type="string" calcext:value-type="string">
            <text:p>Tinkers Construct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Silve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Silver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office:value-type="string" calcext:value-type="string">
            <text:p>Silver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Silver Ingo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Lead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Lead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office:value-type="string" calcext:value-type="string">
            <text:p>Lead Ingot</text:p>
          </table:table-cell>
          <table:table-cell office:value-type="string" calcext:value-type="string">
            <text:p>Ex Nihilo</text:p>
          </table:table-cell>
          <table:table-cell/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40" office:value-type="string" calcext:value-type="string">
            <text:p>Lead Ingo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Nick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Ferrous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table:style-name="ce171" office:value-type="string" calcext:value-type="string">
            <text:p>Nickel Ingot</text:p>
          </table:table-cell>
          <table:table-cell table:style-name="ce171" office:value-type="string" calcext:value-type="string">
            <text:p>Ex Nihilo</text:p>
          </table:table-cell>
          <table:table-cell table:style-name="ce162"/>
          <table:covered-table-cell table:style-name="ce178"/>
          <table:table-cell table:style-name="ce162"/>
          <table:covered-table-cell table:style-name="ce162"/>
          <table:table-cell table:style-name="ce185"/>
          <table:table-cell table:style-name="ce188" table:number-columns-repeated="1017"/>
        </table:table-row>
        <table:table-row table:style-name="ro1">
          <table:table-cell table:style-name="ce140" office:value-type="string" calcext:value-type="string">
            <text:p>Nickel Ingot</text:p>
          </table:table-cell>
          <table:table-cell table:style-name="ce140" office:value-type="string" calcext:value-type="string">
            <text:p>Nedelosk Core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Platin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Shiny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table:style-name="ce140" office:value-type="string" calcext:value-type="string">
            <text:p>Platinum Ingot</text:p>
          </table:table-cell>
          <table:table-cell table:style-name="ce140" office:value-type="string" calcext:value-type="string">
            <text:p>Ex Nihilo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Mithri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 table:style-name="ce122" office:value-type="string" calcext:value-type="string">
            <text:p>removed</text:p>
          </table:table-cell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Mana Infused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61"/>
          <table:covered-table-cell table:style-name="ce176"/>
          <table:table-cell table:style-name="ce181" office:value-type="string" calcext:value-type="string">
            <office:annotation draw:style-name="gr12" draw:text-style-name="P2" svg:width="28.99mm" svg:height="9.91mm" svg:x="144.55mm" svg:y="243.84mm" draw:caption-point-x="-6.1mm" draw:caption-point-y="13.64mm">
              <dc:date>2015-08-21T00:00:00</dc:date>
              <text:p text:style-name="P1"><text:span text:style-name="T1">144mb Molten Mithril</text:span></text:p>
            </office:annotation>
            <text:p>added</text:p>
          </table:table-cell>
          <table:covered-table-cell table:style-name="ce161"/>
          <table:table-cell table:style-name="ce156"/>
          <table:table-cell table:style-name="ce189" table:number-columns-repeated="1017"/>
        </table:table-row>
        <table:table-row table:style-name="ro1">
          <table:table-cell table:style-name="ce141" office:value-type="string" calcext:value-type="string">
            <text:p>Mithril Ingot</text:p>
          </table:table-cell>
          <table:table-cell table:style-name="ce141" office:value-type="string" calcext:value-type="string">
            <text:p>CustomNPCs</text:p>
          </table:table-cell>
          <table:table-cell table:style-name="ce173"/>
          <table:covered-table-cell table:style-name="ce178"/>
          <table:table-cell table:style-name="ce173"/>
          <table:covered-table-cell table:style-name="ce163"/>
          <table:table-cell table:style-name="ce186"/>
          <table:table-cell table:style-name="ce190" table:number-columns-repeated="1017"/>
        </table:table-row>
        <table:table-row table:style-name="ro1">
          <table:table-cell office:value-type="string" calcext:value-type="string">
            <text:p>ingotElectr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Electrum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Invar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39" office:value-type="string" calcext:value-type="string">
            <text:p>Invar Ingot</text:p>
          </table:table-cell>
          <table:table-cell table:style-name="ce139" office:value-type="string" calcext:value-type="string">
            <text:p>Thermal Foundation</text:p>
          </table:table-cell>
          <table:table-cell table:style-name="ce147"/>
          <table:covered-table-cell table:style-name="ce176"/>
          <table:table-cell table:style-name="ce147"/>
          <table:covered-table-cell table:style-name="ce147"/>
          <table:table-cell table:style-name="ce156"/>
          <table:table-cell table:style-name="ce145" table:number-columns-repeated="1017"/>
        </table:table-row>
        <table:table-row table:style-name="ro1">
          <table:table-cell table:style-name="ce141" office:value-type="string" calcext:value-type="string">
            <text:p>Invar Ingot</text:p>
          </table:table-cell>
          <table:table-cell table:style-name="ce140" office:value-type="string" calcext:value-type="string">
            <text:p>Modular Machines</text:p>
          </table:table-cell>
          <table:table-cell table:style-name="ce148"/>
          <table:covered-table-cell table:style-name="ce177"/>
          <table:table-cell table:style-name="ce148"/>
          <table:covered-table-cell table:style-name="ce128"/>
          <table:table-cell table:style-name="ce157"/>
          <table:table-cell table:style-name="ce146" table:number-columns-repeated="1017"/>
        </table:table-row>
        <table:table-row table:style-name="ro1">
          <table:table-cell office:value-type="string" calcext:value-type="string">
            <text:p>ingotLum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Lumium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Ender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Enderium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table:style-name="ce171" office:value-type="string" calcext:value-type="string">
            <text:p>ingotEnderiumBase</text:p>
          </table:table-cell>
          <table:table-cell table:style-name="ce171" office:value-type="string" calcext:value-type="string">
            <text:p>Ore Dictionary</text:p>
          </table:table-cell>
          <table:table-cell table:style-name="ce163"/>
          <table:covered-table-cell table:style-name="ce175"/>
          <table:table-cell table:style-name="ce163"/>
          <table:covered-table-cell table:style-name="ce163"/>
          <table:table-cell table:style-name="ce185"/>
          <table:table-cell table:style-name="ce191" table:number-columns-repeated="1017"/>
        </table:table-row>
        <table:table-row table:style-name="ro1">
          <table:table-cell table:style-name="ce105" office:value-type="string" calcext:value-type="string">
            <text:p>Enderium Base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Signal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Signalum Ingot</text:p>
          </table:table-cell>
          <table:table-cell table:style-name="ce105" office:value-type="string" calcext:value-type="string">
            <text:p>Thermal Foundation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table:style-name="ce171" office:value-type="string" calcext:value-type="string">
            <text:p>ingotManasteel</text:p>
          </table:table-cell>
          <table:table-cell table:style-name="ce171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8"/>
          <table:table-cell table:style-name="ce163"/>
          <table:covered-table-cell table:style-name="ce163"/>
          <table:table-cell table:style-name="ce185"/>
          <table:table-cell table:style-name="ce191" table:number-columns-repeated="1017"/>
        </table:table-row>
        <table:table-row table:style-name="ro1">
          <table:table-cell table:style-name="ce105" office:value-type="string" calcext:value-type="string">
            <text:p>Manasteel Ingot</text:p>
          </table:table-cell>
          <table:table-cell table:style-name="ce105" office:value-type="string" calcext:value-type="string">
            <text:p>Botania</text:p>
          </table:table-cell>
          <table:table-cell table:style-name="ce149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16.09mm" draw:caption-point-x="-6.1mm" draw:caption-point-y="13.64mm">
              <dc:date>2015-08-21T00:00:00</dc:date>
              <text:p text:style-name="P1"><text:span text:style-name="T1">144mb Molten Manasteel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table:style-name="ce171" office:value-type="string" calcext:value-type="string">
            <text:p>ingotTerrasteel</text:p>
          </table:table-cell>
          <table:table-cell table:style-name="ce171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8"/>
          <table:table-cell table:style-name="ce163"/>
          <table:covered-table-cell table:style-name="ce163"/>
          <table:table-cell table:style-name="ce185"/>
          <table:table-cell table:style-name="ce191" table:number-columns-repeated="1017"/>
        </table:table-row>
        <table:table-row table:style-name="ro1">
          <table:table-cell table:style-name="ce105" office:value-type="string" calcext:value-type="string">
            <text:p>Terrasteel Ingot</text:p>
          </table:table-cell>
          <table:table-cell table:style-name="ce105" office:value-type="string" calcext:value-type="string">
            <text:p>Botania</text:p>
          </table:table-cell>
          <table:table-cell table:style-name="ce149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25.12mm" draw:caption-point-x="-6.1mm" draw:caption-point-y="13.64mm">
              <dc:date>2015-08-21T00:00:00</dc:date>
              <text:p text:style-name="P1"><text:span text:style-name="T1">144mb Molten Terrasteel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table:style-name="ce171" office:value-type="string" calcext:value-type="string">
            <text:p>ingotElvenElementium</text:p>
          </table:table-cell>
          <table:table-cell table:style-name="ce171"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8"/>
          <table:table-cell table:style-name="ce163"/>
          <table:covered-table-cell table:style-name="ce163"/>
          <table:table-cell table:style-name="ce185"/>
          <table:table-cell table:style-name="ce191" table:number-columns-repeated="1017"/>
        </table:table-row>
        <table:table-row table:style-name="ro1">
          <table:table-cell table:style-name="ce105" office:value-type="string" calcext:value-type="string">
            <text:p>Elementium Ingot</text:p>
          </table:table-cell>
          <table:table-cell table:style-name="ce105" office:value-type="string" calcext:value-type="string">
            <text:p>Botania</text:p>
          </table:table-cell>
          <table:table-cell table:style-name="ce149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34.15mm" draw:caption-point-x="-6.1mm" draw:caption-point-y="13.64mm">
              <dc:date>2015-08-21T00:00:00</dc:date>
              <text:p text:style-name="P1"><text:span text:style-name="T1">144mb Molten Elementium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WroughtIro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Wrought Iron Ingot</text:p>
          </table:table-cell>
          <table:table-cell table:style-name="ce105" office:value-type="string" calcext:value-type="string">
            <text:p>Garden Stuff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43.18mm" draw:caption-point-x="-6.1mm" draw:caption-point-y="13.64mm">
              <dc:date>2015-08-21T00:00:00</dc:date>
              <text:p text:style-name="P1"><text:span text:style-name="T1">144mb Molten Wrought Iron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Thaum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Thaumium Ingot</text:p>
          </table:table-cell>
          <table:table-cell table:style-name="ce105" office:value-type="string" calcext:value-type="string">
            <text:p>Thaumcraft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52.22mm" draw:caption-point-x="-6.1mm" draw:caption-point-y="13.64mm">
              <dc:date>2015-08-21T00:00:00</dc:date>
              <text:p text:style-name="P1"><text:span text:style-name="T1">144mb Molten Thaumium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Void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Void Metal Ingot</text:p>
          </table:table-cell>
          <table:table-cell table:style-name="ce105" office:value-type="string" calcext:value-type="string">
            <text:p>Thaumcraft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61.25mm" draw:caption-point-x="-6.1mm" draw:caption-point-y="13.64mm">
              <dc:date>2015-08-21T00:00:00</dc:date>
              <text:p text:style-name="P1"><text:span text:style-name="T1">144mb Molten Void Metal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ElectrumFlux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Fluxed Electrum Ingot</text:p>
          </table:table-cell>
          <table:table-cell table:style-name="ce105" office:value-type="string" calcext:value-type="string">
            <text:p>Redstone Arsenal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70.28mm" draw:caption-point-x="-6.1mm" draw:caption-point-y="13.64mm">
              <dc:date>2015-08-21T00:00:00</dc:date>
              <text:p text:style-name="P1"><text:span text:style-name="T1">144mb Molten Fluxed Electrum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PhasedIro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Pulsating Iron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79.31mm" draw:caption-point-x="-6.1mm" draw:caption-point-y="13.64mm">
              <dc:date>2015-08-21T00:00:00</dc:date>
              <text:p text:style-name="P1"><text:span text:style-name="T1">144mb Molten Pulsating Iron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PhasedGold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Vibrant Alloy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88.34mm" draw:caption-point-x="-6.1mm" draw:caption-point-y="13.64mm">
              <dc:date>2015-08-21T00:00:00</dc:date>
              <text:p text:style-name="P1"><text:span text:style-name="T1">144mb Molten Vibrant Alloy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ElectricalSte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Electrical Steel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397.37mm" draw:caption-point-x="-6.1mm" draw:caption-point-y="13.64mm">
              <dc:date>2015-08-21T00:00:00</dc:date>
              <text:p text:style-name="P1"><text:span text:style-name="T1">144mb Molten Electrical Steel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EnergeticAlloy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Energetic Alloy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RedstoneAlloy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Redstone Alloy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ConductiveIron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Conductive Iron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DarkSteel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Dark Steel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Soular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Soularium Ingot</text:p>
          </table:table-cell>
          <table:table-cell table:style-name="ce105" office:value-type="string" calcext:value-type="string">
            <text:p>EnderIO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Tantal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Tantalum Ingot</text:p>
          </table:table-cell>
          <table:table-cell table:style-name="ce105" office:value-type="string" calcext:value-type="string">
            <text:p>Modular Machines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Niob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 table:number-columns-repeated="1018"/>
        </table:table-row>
        <table:table-row table:style-name="ro1">
          <table:table-cell table:style-name="ce105" office:value-type="string" calcext:value-type="string">
            <text:p>Niobium Ingot</text:p>
          </table:table-cell>
          <table:table-cell table:style-name="ce105" office:value-type="string" calcext:value-type="string">
            <text:p>Modular Machines</text:p>
          </table:table-cell>
          <table:table-cell table:style-name="ce121"/>
          <table:covered-table-cell table:style-name="ce176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>
          <table:table-cell office:value-type="string" calcext:value-type="string">
            <text:p>ingotDraconium</text:p>
          </table:table-cell>
          <table:table-cell office:value-type="string" calcext:value-type="string">
            <text:p>Ore Dictionary</text:p>
          </table:table-cell>
          <table:table-cell table:style-name="ce122" office:value-type="string" calcext:value-type="string">
            <text:p>removed</text:p>
          </table:table-cell>
          <table:covered-table-cell table:style-name="ce175"/>
          <table:table-cell/>
          <table:covered-table-cell/>
          <table:table-cell/>
          <table:table-cell table:style-name="ce120"/>
          <table:table-cell table:number-columns-repeated="1016"/>
        </table:table-row>
        <table:table-row table:style-name="ro1">
          <table:table-cell table:style-name="ce105" office:value-type="string" calcext:value-type="string">
            <text:p>Draconium Ingot</text:p>
          </table:table-cell>
          <table:table-cell table:style-name="ce112" office:value-type="string" calcext:value-type="string">
            <text:p>Draconic Evolution</text:p>
          </table:table-cell>
          <table:table-cell table:style-name="ce121"/>
          <table:covered-table-cell table:style-name="ce176"/>
          <table:table-cell table:style-name="ce182" office:value-type="string" calcext:value-type="string">
            <office:annotation draw:style-name="gr12" draw:text-style-name="P2" svg:width="28.99mm" svg:height="9.91mm" svg:x="144.55mm" svg:y="469.62mm" draw:caption-point-x="-6.1mm" draw:caption-point-y="13.64mm">
              <dc:date>2015-08-21T00:00:00</dc:date>
              <text:p text:style-name="P1"><text:span text:style-name="T1">144mb Molten Draconium</text:span></text:p>
            </office:annotation>
            <text:p>added</text:p>
          </table:table-cell>
          <table:covered-table-cell table:style-name="ce161"/>
          <table:table-cell table:style-name="ce159"/>
          <table:table-cell table:style-name="ce121"/>
          <table:table-cell table:style-name="ce133" table:number-columns-repeated="1016"/>
        </table:table-row>
        <table:table-row table:style-name="ro1">
          <table:table-cell office:value-type="string" calcext:value-type="string">
            <text:p>ingotDraconiumAwakened</text:p>
          </table:table-cell>
          <table:table-cell office:value-type="string" calcext:value-type="string">
            <text:p>Ore Dictionary</text:p>
          </table:table-cell>
          <table:table-cell office:value-type="string" calcext:value-type="string">
            <text:p>TODO</text:p>
          </table:table-cell>
          <table:covered-table-cell table:style-name="ce177"/>
          <table:table-cell/>
          <table:covered-table-cell/>
          <table:table-cell table:number-columns-repeated="1018"/>
        </table:table-row>
        <table:table-row table:style-name="ro1">
          <table:table-cell table:style-name="ce170" office:value-type="string" calcext:value-type="string">
            <text:p>Awakened Draconium Ingot</text:p>
          </table:table-cell>
          <table:table-cell table:style-name="ce112" office:value-type="string" calcext:value-type="string">
            <text:p>Draconic Evolution</text:p>
          </table:table-cell>
          <table:table-cell table:style-name="ce121"/>
          <table:covered-table-cell table:style-name="ce179"/>
          <table:table-cell table:style-name="ce121"/>
          <table:covered-table-cell table:style-name="ce161"/>
          <table:table-cell table:style-name="ce159"/>
          <table:table-cell table:style-name="ce133" table:number-columns-repeated="1017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" table:style-name="ta1">
        <table:table-column table:style-name="co12" table:default-cell-style-name="ce4"/>
        <table:table-column table:style-name="co2" table:default-cell-style-name="ce4"/>
        <table:table-column table:style-name="co3" table:default-cell-style-name="ce20"/>
        <table:table-column table:style-name="co10" table:default-cell-style-name="ce20"/>
        <table:table-column table:style-name="co7" table:number-columns-repeated="1019" table:default-cell-style-name="ce32"/>
        <table:table-column table:style-name="co7" table:default-cell-style-name="Default"/>
        <table:table-row table:style-name="ro1">
          <table:table-cell table:style-name="ce1" office:value-type="string" calcext:value-type="string">
            <text:p>Item (Output)</text:p>
          </table:table-cell>
          <table:table-cell table:style-name="ce1" office:value-type="string" calcext:value-type="string">
            <text:p>Mod</text:p>
          </table:table-cell>
          <table:table-cell table:style-name="ce14" office:value-type="string" calcext:value-type="string">
            <text:p>Crafting</text:p>
          </table:table-cell>
          <table:table-cell table:style-name="ce14" office:value-type="string" calcext:value-type="string">
            <text:p>Smeltery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style-name="ce15"/>
          <table:table-cell table:style-name="ce15" office:value-type="string" calcext:value-type="string">
            <text:p>Tinkers Construct</text:p>
          </table:table-cell>
          <table:table-cell table:style-name="ce46" table:number-columns-repeated="1019"/>
          <table:table-cell/>
        </table:table-row>
        <table:table-row table:style-name="ro1">
          <table:table-cell table:style-name="ce3" office:value-type="string" calcext:value-type="string">
            <text:p>blockIron</text:p>
          </table:table-cell>
          <table:table-cell table:style-name="ce3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16"/>
          <table:table-cell table:style-name="ce53" table:number-columns-repeated="1019"/>
          <table:table-cell/>
        </table:table-row>
        <table:table-row table:style-name="ro1">
          <table:table-cell table:style-name="ce58" office:value-type="string" calcext:value-type="string">
            <text:p>Iron Block</text:p>
          </table:table-cell>
          <table:table-cell table:style-name="ce58" office:value-type="string" calcext:value-type="string">
            <text:p>Vanilla</text:p>
          </table:table-cell>
          <table:table-cell table:style-name="ce61" table:number-columns-repeated="2"/>
          <table:table-cell table:style-name="ce66" table:number-columns-repeated="1019"/>
          <table:table-cell/>
        </table:table-row>
        <table:table-row table:style-name="ro1">
          <table:table-cell table:style-name="ce38" office:value-type="string" calcext:value-type="string">
            <text:p>blockGold</text:p>
          </table:table-cell>
          <table:table-cell table:style-name="ce38"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style-name="ce51"/>
          <table:table-cell table:style-name="ce57" table:number-columns-repeated="1019"/>
          <table:table-cell/>
        </table:table-row>
        <table:table-row table:style-name="ro1">
          <table:table-cell table:style-name="ce5" office:value-type="string" calcext:value-type="string">
            <text:p>Gold Block</text:p>
          </table:table-cell>
          <table:table-cell table:style-name="ce5" office:value-type="string" calcext:value-type="string">
            <text:p>Vanilla</text:p>
          </table:table-cell>
          <table:table-cell table:style-name="ce33"/>
          <table:table-cell table:style-name="ce21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pp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Copper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Copper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Copper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Ti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Tin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office:value-type="string" calcext:value-type="string">
            <text:p>Tin Block</text:p>
          </table:table-cell>
          <table:table-cell office:value-type="string" calcext:value-type="string">
            <text:p>Thermal Foundation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n Block</text:p>
          </table:table-cell>
          <table:table-cell table:style-name="ce40" office:value-type="string" calcext:value-type="string">
            <text:p>Forestry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luminumBrass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num Brass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balt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balt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Ard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rd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anyully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9" office:value-type="string" calcext:value-type="string">
            <text:p>Manyullyn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Bronz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39" office:value-type="string" calcext:value-type="string">
            <text:p>Bronze Block</text:p>
          </table:table-cell>
          <table:table-cell table:style-name="ce39" office:value-type="string" calcext:value-type="string">
            <text:p>Tinkers Construct</text:p>
          </table:table-cell>
          <table:table-cell table:style-name="ce47" table:number-columns-repeated="2"/>
          <table:table-cell table:style-name="ce45" table:number-columns-repeated="1019"/>
          <table:table-cell/>
        </table:table-row>
        <table:table-row table:style-name="ro1">
          <table:table-cell table:style-name="ce40" office:value-type="string" calcext:value-type="string">
            <text:p>Bronze Block</text:p>
          </table:table-cell>
          <table:table-cell table:style-name="ce40" office:value-type="string" calcext:value-type="string">
            <text:p>Thermal Foundation</text:p>
          </table:table-cell>
          <table:table-cell table:style-name="ce48" table:number-columns-repeated="2"/>
          <table:table-cell table:style-name="ce46" table:number-columns-repeated="1019"/>
          <table:table-cell/>
        </table:table-row>
        <table:table-row table:style-name="ro1">
          <table:table-cell office:value-type="string" calcext:value-type="string">
            <text:p>blockAlumit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lumite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teel Block</text:p>
          </table:table-cell>
          <table:table-cell table:style-name="ce5" office:value-type="string" calcext:value-type="string">
            <text:p>Tinkers Construct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lve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lve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ea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ea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Nick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errous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latin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hiny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Mithri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Mana Infused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Invar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Invar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Lum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Lum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de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deri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ignal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ignalum Block</text:p>
          </table:table-cell>
          <table:table-cell table:style-name="ce5" office:value-type="string" calcext:value-type="string">
            <text:p>Thermal Foundation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Man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16.75mm" draw:caption-point-x="-6.1mm" draw:caption-point-y="13.64mm">
              <dc:date>2015-08-21T00:00:00</dc:date>
              <text:p text:style-name="P1">1296mb Molten Man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errasteel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1.26mm" draw:caption-point-x="-6.1mm" draw:caption-point-y="13.64mm">
              <dc:date>2015-08-21T00:00:00</dc:date>
              <text:p text:style-name="P1">1296mb Molten Terra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Elementium Block</text:p>
          </table:table-cell>
          <table:table-cell table:style-name="ce5" office:value-type="string" calcext:value-type="string">
            <text:p>Botania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25.78mm" draw:caption-point-x="-6.1mm" draw:caption-point-y="13.64mm">
              <dc:date>2015-08-21T00:00:00</dc:date>
              <text:p text:style-name="P1">1296mb Molten Element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Wrought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Wrought Iron Block</text:p>
          </table:table-cell>
          <table:table-cell table:style-name="ce5" office:value-type="string" calcext:value-type="string">
            <text:p>Garden Stuff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34.81mm" draw:caption-point-x="-6.1mm" draw:caption-point-y="13.64mm">
              <dc:date>2015-08-21T00:00:00</dc:date>
              <text:p text:style-name="P1">1296mb Molten Wrought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Thaumium Block</text:p>
          </table:table-cell>
          <table:table-cell table:style-name="ce5" office:value-type="string" calcext:value-type="string">
            <text:p>Thaumcraft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239.33mm" draw:caption-point-x="-6.1mm" draw:caption-point-y="13.64mm">
              <dc:date>2015-08-21T00:00:00</dc:date>
              <text:p text:style-name="P1">1296mb Molten Thaumi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Voi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oid Metal Block</text:p>
          </table:table-cell>
          <table:table-cell table:style-name="ce5" office:value-type="string" calcext:value-type="string">
            <text:p>Thaumcraft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48.36mm" draw:caption-point-x="-6.1mm" draw:caption-point-y="13.64mm">
              <dc:date>2015-08-21T00:00:00</dc:date>
              <text:p text:style-name="P1">1296mb Molten Void Meta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umFlux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Fluxed Electrum Block</text:p>
          </table:table-cell>
          <table:table-cell table:style-name="ce5" office:value-type="string" calcext:value-type="string">
            <text:p>Redstone Arsenal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57.39mm" draw:caption-point-x="-6.1mm" draw:caption-point-y="13.64mm">
              <dc:date>2015-08-21T00:00:00</dc:date>
              <text:p text:style-name="P1">1296mb Molten Fluxed Electrum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Pulsating Iron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66.42mm" draw:caption-point-x="-6.1mm" draw:caption-point-y="13.64mm">
              <dc:date>2015-08-21T00:00:00</dc:date>
              <text:p text:style-name="P1">1296mb Molten Pulsating Iron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PhasedGo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VibrantAlloy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75.45mm" draw:caption-point-x="-6.1mm" draw:caption-point-y="13.64mm">
              <dc:date>2015-08-21T00:00:00</dc:date>
              <text:p text:style-name="P1">1296mb Molten Vibrant Alloy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lectrical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lectrical Steel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9.91mm" svg:x="128.02mm" svg:y="284.48mm" draw:caption-point-x="-6.1mm" draw:caption-point-y="13.64mm">
              <dc:date>2015-08-21T00:00:00</dc:date>
              <text:p text:style-name="P1">1296mb Molten Electrical Steel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nergetic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nergetic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Alloy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Alloy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ConductiveIron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nductive Iron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DarkSteel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Dark Steel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Soularium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Soularium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Emerald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Emerald Block</text:p>
          </table:table-cell>
          <table:table-cell table:style-name="ce5" office:value-type="string" calcext:value-type="string">
            <text:p>EnderIO</text:p>
          </table:table-cell>
          <table:table-cell table:style-name="ce21" table:number-columns-repeated="2"/>
          <table:table-cell table:style-name="ce33" table:number-columns-repeated="1019"/>
          <table:table-cell/>
        </table:table-row>
        <table:table-row table:style-name="ro1">
          <table:table-cell office:value-type="string" calcext:value-type="string">
            <text:p>blockRed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Redstone Block</text:p>
          </table:table-cell>
          <table:table-cell table:style-name="ce5" office:value-type="string" calcext:value-type="string">
            <text:p>EnderIO</text:p>
          </table:table-cell>
          <table:table-cell table:style-name="ce21"/>
          <table:table-cell table:style-name="ce52" office:value-type="string" calcext:value-type="string">
            <office:annotation draw:style-name="gr1" draw:text-style-name="P2" svg:width="28.99mm" svg:height="13.86mm" svg:x="128.02mm" svg:y="347.7mm" draw:caption-point-x="-6.1mm" draw:caption-point-y="13.64mm">
              <dc:date>2015-08-21T00:00:00</dc:date>
              <text:p text:style-name="P1">900mb Destabilised Redstone</text:p>
            </office:annotation>
            <text:p>added</text:p>
          </table:table-cell>
          <table:table-cell table:style-name="ce33" table:number-columns-repeated="1019"/>
          <table:table-cell/>
        </table:table-row>
        <table:table-row table:style-name="ro1">
          <table:table-cell table:style-name="ce5" office:value-type="string" calcext:value-type="string">
            <text:p>Draconium Block</text:p>
          </table:table-cell>
          <table:table-cell table:style-name="ce5" office:value-type="string" calcext:value-type="string">
            <text:p>Draconic Evolution</text:p>
          </table:table-cell>
          <table:table-cell table:style-name="ce49" office:value-type="string" calcext:value-type="string">
            <text:p>removed</text:p>
          </table:table-cell>
          <table:table-cell table:style-name="ce52" office:value-type="string" calcext:value-type="string">
            <office:annotation draw:style-name="gr1" draw:text-style-name="P2" svg:width="28.99mm" svg:height="9.91mm" svg:x="128.02mm" svg:y="352.22mm" draw:caption-point-x="-6.1mm" draw:caption-point-y="13.64mm">
              <dc:date>2015-08-21T00:00:00</dc:date>
              <text:p text:style-name="P1">1296mb Molten Draconium</text:p>
            </office:annotation>
            <text:p>added</text:p>
          </table:table-cell>
          <table:table-cell table:style-name="ce21" table:number-columns-repeated="2"/>
          <table:table-cell table:style-name="ce33" table:number-columns-repeated="1017"/>
          <table:table-cell/>
        </table:table-row>
        <table:table-row table:style-name="ro1">
          <table:table-cell table:style-name="ce59" office:value-type="string" calcext:value-type="string">
            <text:p>Awakened Draconium Block</text:p>
          </table:table-cell>
          <table:table-cell table:style-name="ce12" office:value-type="string" calcext:value-type="string">
            <text:p>Draconic Evolution</text:p>
          </table:table-cell>
          <table:table-cell table:style-name="ce21" office:value-type="string" calcext:value-type="string">
            <text:p>TODO</text:p>
          </table:table-cell>
          <table:table-cell table:style-name="ce21" table:number-columns-repeated="2"/>
          <table:table-cell table:style-name="ce33" table:number-columns-repeated="1019"/>
        </table:table-row>
        <table:table-row table:style-name="ro1">
          <table:table-cell office:value-type="string" calcext:value-type="string">
            <text:p>glowstone</text:p>
          </table:table-cell>
          <table:table-cell office:value-type="string" calcext:value-type="string">
            <text:p>Ore Dictionary</text:p>
          </table:table-cell>
          <table:table-cell table:style-name="ce22" office:value-type="string" calcext:value-type="string">
            <text:p>removed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Glowstone Block</text:p>
          </table:table-cell>
          <table:table-cell table:style-name="ce5" office:value-type="string" calcext:value-type="string">
            <text:p>Vanilla</text:p>
          </table:table-cell>
          <table:table-cell table:style-name="ce21"/>
          <table:table-cell table:style-name="ce52" office:value-type="string" calcext:value-type="string">
            <office:annotation draw:style-name="gr5" draw:text-style-name="P2" svg:width="28.99mm" svg:height="13.86mm" svg:x="128.02mm" svg:y="365.76mm" draw:caption-point-x="-6.1mm" draw:caption-point-y="13.64mm">
              <dc:date>2015-08-21T00:00:00</dc:date>
              <text:p text:style-name="P1">1000mb Energised Glowstone</text:p>
            </office:annotation>
            <text:p>added</text:p>
          </table:table-cell>
          <table:table-cell table:style-name="ce33" table:number-columns-repeated="1019"/>
          <table:table-cell table:style-name="ce71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.00.0000</text:date>, <text:time style:data-style-name="N2" text:time-value="08:01:44.61918745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4T21:29:20.991364393</meta:creation-date>
    <dc:date>2015-10-02T08:19:03.670794798</dc:date>
    <meta:editing-duration>P1DT7H31M23S</meta:editing-duration>
    <meta:editing-cycles>194</meta:editing-cycles>
    <meta:generator>LibreOffice/4.4.5.2$Linux_X86_64 LibreOffice_project/40m0$Build-2</meta:generator>
    <meta:document-statistic meta:table-count="4" meta:cell-count="987" meta:object-count="0"/>
  </office:meta>
</office:document-meta>
</file>